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IZ UDMincho Medium" svg:font-family="'BIZ UDMincho Medium'"/>
    <style:font-face style:name="Noto Serif Condensed" svg:font-family="'Noto Serif Condensed'" style:font-family-generic="roman"/>
    <style:font-face style:name="Noto Serif Condensed:sups" svg:font-family="'Noto Serif Condensed:sups'" style:font-adornments="Condensed" style:font-family-generic="roman" style:font-pitch="variable"/>
  </office:font-face-decls>
  <office:automatic-styles>
    <style:style style:name="Table1" style:family="table">
      <style:table-properties style:width="12.801cm" fo:margin-top="0.25cm" fo:margin-bottom="0cm" table:align="margins"/>
    </style:style>
    <style:style style:name="Table1.A" style:family="table-column">
      <style:table-column-properties style:column-width="3.2cm" style:rel-column-width="16384*"/>
    </style:style>
    <style:style style:name="Table1.B" style:family="table-column">
      <style:table-column-properties style:column-width="3.2cm" style:rel-column-width="16383*"/>
    </style:style>
    <style:style style:name="Table1.A1" style:family="table-cell">
      <style:table-cell-properties fo:padding-left="0.199cm" fo:padding-right="0.199cm" fo:padding-top="0.049cm" fo:padding-bottom="0.049cm" fo:border-left="0.05pt solid #000000" fo:border-right="none" fo:border-top="0.05pt solid #000000" fo:border-bottom="0.05pt solid #000000"/>
    </style:style>
    <style:style style:name="Table1.D1" style:family="table-cell">
      <style:table-cell-properties fo:padding-left="0.199cm" fo:padding-right="0.199cm" fo:padding-top="0.049cm" fo:padding-bottom="0.049cm" fo:border="0.05pt solid #000000"/>
    </style:style>
    <style:style style:name="Table1.A2" style:family="table-cell">
      <style:table-cell-properties fo:padding-left="0.199cm" fo:padding-right="0.199cm" fo:padding-top="0.049cm" fo:padding-bottom="0.049cm" fo:border-left="0.05pt solid #000000" fo:border-right="none" fo:border-top="none" fo:border-bottom="0.05pt solid #000000"/>
    </style:style>
    <style:style style:name="Table1.D2" style:family="table-cell">
      <style:table-cell-properties fo:padding-left="0.199cm" fo:padding-right="0.199cm" fo:padding-top="0.049cm" fo:padding-bottom="0.049cm" fo:border-left="0.05pt solid #000000" fo:border-right="0.05pt solid #000000" fo:border-top="none" fo:border-bottom="0.05pt solid #000000"/>
    </style:style>
    <style:style style:name="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_2e_t1" text:outline-level="1">Cytaty</text:h>
      <text:p text:style-name="_2e_a1_20_odstęp">Excellence is an art won by training and habituation: we do not act rightly because we have virtue or excellence, but we rather have these because we have acted rightly; “these virtues are formed in man by his doing the actions”; we are what we repeatedly do. Excellence, then, is not an act but a habit: “the good of man is a working of the soul in the way of excellence in a complete life; …for as it is not one swallow or one fine day that makes a spring, so it is not one day or a short time that makes a man blessed and happy.” — Durant W., The story of philosophy: the lives and opinions of the greater philosophers, 1962, p. 74.</text:p>
      <text:p text:style-name="_2e_a1_20_odstęp">For too long, second language teaching has been dominated by an emphasis on communication, but accurate communication depends largely on an extensive knowledge of vocabulary. — Folse K.S., Myths about teaching and learning second language vocabulary: what recent research says, 2004, p. 10.</text:p>
      <text:p text:style-name="_2e_a1_20_odstęp">Learning a language entails learning numerous aspects about that language, including its pronunciation, writing system, syntax, pragmatics, rhetorical modes for reading and composition, culture, and spelling, but the most important aspect is vocabulary. — Folse K.S., Myths about teaching and learning second language vocabulary: what recent research says, 2004, p. 1.</text:p>
      <text:p text:style-name="_2e_a1_20_odstęp">[…] no language is justly studied merely as an aid to other purposes. It will in fact better serve other purposes, philological or historical, when it is studied for love, for itself. — Tolkien J.R.R., English and Welsh, [w:] The monsters and the critics, and other essays, ed. C. Tolkien, 1997, p. 189.</text:p>
      <text:p text:style-name="_2e_a1_20_odstęp">Success in language learning is determined by a simple equation: invested time + interestedness = result. — Lómb K., Polyglot: how I learn languages, 2008, p. 173.</text:p>
      <text:p text:style-name="_2e_a1_20_odstęp">The clumsiest literal translation is a thousand times more useful than the prettiest paraphrase. — Vladimir Nabokov</text:p>
      <text:p text:style-name="_2e_a1_20_odstęp">Es gibt keine schlechten schüler, es gibt nur miserable lernmethoden. — Sebastian Leitner</text:p>
      <text:p text:style-name="_2e_a1_20_odstęp">If learning a foreign language really is important to you, itʼs up to you to make time for it in your day. — John Fotheringham</text:p>
      <text:p text:style-name="_2e_a1_20_odstęp"><text:soft-page-break/>If you know how to handle the verbs, you know how to handle the language. Everything else is just vocabulary. — Michel Thomas</text:p>
      <text:p text:style-name="_2e_a1_20_odstęp">No language is justly studied merely as an aid to other purposes. It will in fact better serve other purposes, philological or historical, when it is studied for love, for itself. — J.R.R. Tolkien</text:p>
      <text:p text:style-name="_2e_a1_20_odstęp">No man can be a good citizen if he is not at least in process of learning to speak the language of his fellow-citizens. — Theodore Roosevelt</text:p>
      <text:p text:style-name="_2e_a1_20_odstęp">No painting, no art, no photograph in the world can excite me as much as a printed page of text in a foreign language I canʼt read… yet. — Barry Farber</text:p>
      <text:p text:style-name="_2e_a1_20_odstęp">Self-education is, I firmly believe, the only kind of education there is. — Isaac Asimov</text:p>
      <text:p text:style-name="_2e_a1_20_odstęp">A year from now you will wish you had started today. — Karen Lamb</text:p>
      <text:h text:style-name="_2e_t1" text:outline-level="1">Piksele</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_2e_tab1_20_lewo"/>
          </table:table-cell>
          <table:table-cell table:style-name="Table1.A1" office:value-type="string">
            <text:p text:style-name="_2e_tab1_20_lewo">Lenovo C320</text:p>
          </table:table-cell>
          <table:table-cell table:style-name="Table1.A1" office:value-type="string">
            <text:p text:style-name="_2e_tab1_20_lewo">Nokia T20</text:p>
          </table:table-cell>
          <table:table-cell table:style-name="Table1.D1" office:value-type="string">
            <text:p text:style-name="_2e_tab1_20_lewo">Xiaomi Redmi 12</text:p>
          </table:table-cell>
        </table:table-row>
        <table:table-row>
          <table:table-cell table:style-name="Table1.A2" office:value-type="string">
            <text:p text:style-name="_2e_tab1_20_lewo">device pixels</text:p>
          </table:table-cell>
          <table:table-cell table:style-name="Table1.A2" office:value-type="string">
            <text:p text:style-name="_2e_tab1_20_lewo">1600 × 900 px</text:p>
          </table:table-cell>
          <table:table-cell table:style-name="Table1.A2" office:value-type="string">
            <text:p text:style-name="_2e_tab1_20_lewo">1200 × 2000 px</text:p>
          </table:table-cell>
          <table:table-cell table:style-name="Table1.D2" office:value-type="string">
            <text:p text:style-name="_2e_tab1_20_lewo">1080 × 2460 px</text:p>
          </table:table-cell>
        </table:table-row>
        <table:table-row>
          <table:table-cell table:style-name="Table1.A2" office:value-type="string">
            <text:p text:style-name="_2e_tab1_20_lewo"/>
          </table:table-cell>
          <table:table-cell table:style-name="Table1.A2" office:value-type="string">
            <text:p text:style-name="_2e_tab1_20_lewo">1,78 : 1</text:p>
          </table:table-cell>
          <table:table-cell table:style-name="Table1.A2" office:value-type="string">
            <text:p text:style-name="_2e_tab1_20_lewo">1 : 1,67</text:p>
          </table:table-cell>
          <table:table-cell table:style-name="Table1.D2" office:value-type="string">
            <text:p text:style-name="_2e_tab1_20_lewo">1 : 2,28</text:p>
          </table:table-cell>
        </table:table-row>
        <table:table-row>
          <table:table-cell table:style-name="Table1.A2" office:value-type="string">
            <text:p text:style-name="_2e_tab1_20_lewo">screen pixels</text:p>
          </table:table-cell>
          <table:table-cell table:style-name="Table1.A2" office:value-type="string">
            <text:p text:style-name="_2e_tab1_20_lewo">1600 × 900 px</text:p>
          </table:table-cell>
          <table:table-cell table:style-name="Table1.A2" office:value-type="string">
            <text:p text:style-name="_2e_tab1_20_lewo">680 × 1133 px</text:p>
          </table:table-cell>
          <table:table-cell table:style-name="Table1.D2" office:value-type="string">
            <text:p text:style-name="_2e_tab1_20_lewo">396 × 816 px</text:p>
          </table:table-cell>
        </table:table-row>
        <table:table-row>
          <table:table-cell table:style-name="Table1.A2" office:value-type="string">
            <text:p text:style-name="_2e_tab1_20_lewo"/>
          </table:table-cell>
          <table:table-cell table:style-name="Table1.A2" office:value-type="string">
            <text:p text:style-name="_2e_tab1_20_lewo">100 × 56 em</text:p>
          </table:table-cell>
          <table:table-cell table:style-name="Table1.A2" office:value-type="string">
            <text:p text:style-name="_2e_tab1_20_lewo">43 × 71 em</text:p>
          </table:table-cell>
          <table:table-cell table:style-name="Table1.D2" office:value-type="string">
            <text:p text:style-name="_2e_tab1_20_lewo">25 × 51 em</text:p>
          </table:table-cell>
        </table:table-row>
        <table:table-row>
          <table:table-cell table:style-name="Table1.A2" office:value-type="string">
            <text:p text:style-name="_2e_tab1_20_lewo"/>
          </table:table-cell>
          <table:table-cell table:style-name="Table1.A2" office:value-type="string">
            <text:p text:style-name="_2e_tab1_20_lewo">1,78 : 1</text:p>
          </table:table-cell>
          <table:table-cell table:style-name="Table1.A2" office:value-type="string">
            <text:p text:style-name="_2e_tab1_20_lewo">1 : 1,67</text:p>
          </table:table-cell>
          <table:table-cell table:style-name="Table1.D2" office:value-type="string">
            <text:p text:style-name="_2e_tab1_20_lewo">1 : 2,06</text:p>
          </table:table-cell>
        </table:table-row>
        <table:table-row>
          <table:table-cell table:style-name="Table1.A2" office:value-type="string">
            <text:p text:style-name="_2e_tab1_20_lewo">pixel ratio</text:p>
          </table:table-cell>
          <table:table-cell table:style-name="Table1.A2" office:value-type="string">
            <text:p text:style-name="_2e_tab1_20_lewo">1,00</text:p>
          </table:table-cell>
          <table:table-cell table:style-name="Table1.A2" office:value-type="string">
            <text:p text:style-name="_2e_tab1_20_lewo">1,76</text:p>
          </table:table-cell>
          <table:table-cell table:style-name="Table1.D2" office:value-type="string">
            <text:p text:style-name="_2e_tab1_20_lewo">2,73</text:p>
          </table:table-cell>
        </table:table-row>
        <table:table-row>
          <table:table-cell table:style-name="Table1.A2" office:value-type="string">
            <text:p text:style-name="_2e_tab1_20_lewo">min-width</text:p>
          </table:table-cell>
          <table:table-cell table:style-name="Table1.A2" office:value-type="string">
            <text:p text:style-name="_2e_tab1_20_lewo">1600 px</text:p>
          </table:table-cell>
          <table:table-cell table:style-name="Table1.A2" office:value-type="string">
            <text:p text:style-name="_2e_tab1_20_lewo">640 px</text:p>
          </table:table-cell>
          <table:table-cell table:style-name="Table1.D2" office:value-type="string">
            <text:p text:style-name="_2e_tab1_20_lewo">390 px</text:p>
          </table:table-cell>
        </table:table-row>
      </table:table>
      <text:p text:style-name="_2e_a1_20_odstęp">Na podstawie: www.mydevice.io.</text:p>
      <text:h text:style-name="_2e_t1" text:outline-level="1">Esperanto ‹26›</text:h>
      <text:p text:style-name="_2e_a3_20_wysunięcie">basilevisso rz. królowa</text:p>
      <text:p text:style-name="_2e_a3_20_wysunięcie">basilevo rz. król</text:p>
      <text:p text:style-name="_2e_a3_20_wysunięcie"><text:soft-page-break/>polska przym. polski</text:p>
      <text:p text:style-name="_2e_a3_20_wysunięcie">Polsko rz. Polska</text:p>
      <text:p text:style-name="_2e_a3_20_wysunięcie">qeska przym. czeski</text:p>
      <text:p text:style-name="_2e_a3_20_wysunięcie">Qesko rz. Czechy</text:p>
      <text:p text:style-name="_2e_a3_20_wysunięcie">slovenska przym. słowacki</text:p>
      <text:p text:style-name="_2e_a3_20_wysunięcie">Slovensko rz. Słowacja</text:p>
      <text:h text:style-name="_2e_t1" text:outline-level="1">Języki w kinematografii</text:h>
      <text:p text:style-name="_2e_a1_20_odstęp">the kingʼs letters (kor. 나랏말싸미), 2019. [wikipedia/ imdb]</text:p>
      <text:p text:style-name="_2e_a1_20_odstęp">okitsura (jap. 沖縄で好きになった子が方言すぎてツラすぎる), 2025. [wikipedia/ anime news network]</text:p>
      <text:h text:style-name="_2e_t1" text:outline-level="1">Serial językowy</text:h>
      <text:p text:style-name="_2e_a1_20_odstęp">#1 Cześć! P.T. z tej strony. To jest pierwszy odcinek mojej serii filmów o nauce języków obcych. Zapraszam do oglądania!</text:p>
      <text:p text:style-name="_2e_a1_20_odstęp">#? Поро кече! Тиде серийыште мый икымше гана интернетыште марла почеламутым лудам. Пагален ӱжам.</text:p>
      <text:h text:style-name="_2e_t1" text:outline-level="1">Test liter i symboli</text:h>
      <text:p text:style-name="_2e_a1_20_odstęp">Czy font obsługuje te znaki: ƀđǥ βδγ φθχ b̥d̥g̊ pi‧al – — ⸺ ⸻ ‹◌› «◌» ‘◌’ „◌” “◌” … • ×</text:p>
      <text:h text:style-name="_2e_t1" text:outline-level="1"><text:soft-page-break/>apostrof i cudzysłów definicyjny</text:h>
      <text:p text:style-name="_2e_a1_20_odstęp">Apostrof (◌ʼ◌, w Unikodzie: U+02BC) to pojedynczy znak, który jest częścią wyrazu.</text:p>
      <text:p text:style-name="_2e_a1_20_odstęp">W lipcu ʼ81 OʼBrien wyrzucił Jimmyʼego z collegeʼu za newageʼowe poglądy.¹</text:p>
      <text:p text:style-name="_2e_a1_20_odstęp">I shouldnʼtʼve been talkinʼ to yʼallʼs friendsʼ parents.</text:p>
      <text:p text:style-name="_2e_a1_20_odstęp">Cudzysłów definicyjny (‘◌’, w Unikodzie: U+2018 i U+2019) to właściwie para znaków — cudzysłów otwierający i cudzysłów zamykający — które obejmują tekst, podobnie jak para nawiasów. Jest często używany do podawania znaczeń wyrazów i zwrotów w obcym języku.</text:p>
      <text:p text:style-name="_2e_a1_20_odstęp">Przymiotniki happy ‘szczęśliwy’ i sad ‘smutny’ to para antonimów.</text:p>
      <text:p text:style-name="_2e_a1_20_odstęp">Angielski zwrot to kick the bucket — dosł. ‘kopnąć w wiadro’ — znaczy ‘kopnąć w kalendarz, umrzeć’.</text:p>
      <text:p text:style-name="_2e_a1_20_odstęp">I nie robi na mnie wrażenia stanowisko konsorcjum Unicode, które zaleca używanie zamykającego cudzysłowu U+2019 w funkcji apostrofu.²</text:p>
      <text:p text:style-name="_2e_a1_20_odstęp">¹ Por.: A. Wolański, Edycja tekstów. Praktyczny poradnik, 2008, s. 63–64.</text:p>
      <text:p text:style-name="_2e_a1_20_odstęp">² Zob.: https://tedclancy.wordpress.com/2015/06/03/which-unicode-character-should-represent-the-english-apostrophe-and-why-the-unicode-committee-is-very-wrong/</text:p>
      <text:h text:style-name="_2e_t1" text:outline-level="1">Dialekty maryjskie w TschW</text:h>
      <text:p text:style-name="_2e_a1_20_odstęp">Źródło: Moisio A., Saarinen S., Tscheremissisches Wörterbuch, 2008. Wydanie cyfrowe z 2023 dostępne na stronie https://doi.org/10.33341/sus.877.</text:p>
      <text:p text:style-name="_2e_a3_20_wysunięcie">O = Ostdialekt</text:p>
      <text:p text:style-name="_2e_a3_20_wysunięcie">Ob₁ = Birsk, Čurajevo</text:p>
      <text:p text:style-name="_2e_a3_20_wysunięcie">Ob₂ = Birsk</text:p>
      <text:p text:style-name="_2e_a3_20_wysunięcie">Oka = Kaltasy, Čaškino</text:p>
      <text:p text:style-name="_2e_a3_20_wysunięcie">Okr = Krasnoufimsk, Nižnij Potam</text:p>
      <text:p text:style-name="_2e_a3_20_wysunięcie">Ok = Bolšoj Kiľmez</text:p>
      <text:p text:style-name="_2e_a3_20_wysunięcie">M = Wiesen- bzw. Mitteldialekt</text:p>
      <text:p text:style-name="_2e_a3_20_wysunięcie">Ms = Sernur</text:p>
      <text:p text:style-name="_2e_a3_20_wysunięcie">Mm₁, Mm₂, Mm₃ = Morki</text:p>
      <text:p text:style-name="_2e_a3_20_wysunięcie">Mmu = Mari Ušem</text:p>
      <text:p text:style-name="_2e_a3_20_wysunięcie"><text:soft-page-break/>Mwo = Wolga-Dialekt, Krasnyj Jar</text:p>
      <text:p text:style-name="_2e_a3_20_wysunięcie">Mup = Upša</text:p>
      <text:p text:style-name="_2e_a3_20_wysunięcie">NW = Nordwestdialekt</text:p>
      <text:p text:style-name="_2e_a3_20_wysunięcie">NW = Jaransk</text:p>
      <text:p text:style-name="_2e_a3_20_wysunięcie">W = West- bzw. Bergdialekt</text:p>
      <text:p text:style-name="_2e_a3_20_wysunięcie">W₁ = Koźmodemjansk, Jelasy</text:p>
      <text:p text:style-name="_2e_a3_20_wysunięcie">W₂ = Koźmodemjansk, Jatykovo</text:p>
      <text:h text:style-name="_2e_t1" text:outline-level="1">Ciekawostka alfabetyczna</text:h>
      <text:p text:style-name="_2e_a1_20_odstęp">W wielu alfabetach łacińskich, w tym w polskim czy angielskim, duża i mała litera i różnią się nie tylko wielkością. Duże i jest bez kropki, małe i ma kropkę: ‹Ii›. Alfabety takie jak turecki czy azerski traktują te dwa kształty jak osobne litery: ‹Iı›, ‹İi›.</text:p>
      <text:p text:style-name="_2e_a1_20_odstęp">Duży igrek jest zazwyczaj symetryczny, podczas gdy mały igrek ma nóżkę zakręconą w lewo: ‹Yy›. Alfabety takie jak tatarski czy baszkirski — choć grażdańskie, a nie łacińskie — używają symetrycznych i zakręconych igreków oddzielnie: ‹Үү›, ‹Уу›.</text:p>
      <text:p text:style-name="_2e_a3_20_wysunięcie">różne alfabety: ‹Ii›</text:p>
      <text:p text:style-name="_2e_a3_20_wysunięcie">alfabet turecki: ‹Iı›, ‹İi›</text:p>
      <text:p text:style-name="_2e_a3_20_wysunięcie">różne alfabety: ‹Yy›</text:p>
      <text:p text:style-name="_2e_a3_20_wysunięcie">alfabet tatarski: ‹Үү›, ‹Уу›</text:p>
      <text:h text:style-name="_2e_t1" text:outline-level="1">Ubezdźwięcznienie spółgłosek</text:h>
      <text:p text:style-name="_2e_a1_20_odstęp">W rdzennie maryjskich wyrazach spółgłoska d, a w zapożyczeniach spółgłoski b, d, g i v są wymawiane dźwięcznie przed samogłoską, ale bezdźwięcznie przed spółgłoską i na końcu wyrazu.</text:p>
      <text:p text:style-name="_2e_a3_20_wysunięcie">kid̥ — kid̥šə — kidəm,</text:p>
      <text:p text:style-name="_2e_a3_20_wysunięcie">blog̊ — blog̊šə — blogəm.</text:p>
      <text:p text:style-name="_2e_a1_20_odstęp">Przyrostki, poimki, spójniki i partykuły na d i g wymawia się przez d̥ i g̊, jeśli następują po spółgłosce zwartej, zwarto-szczelinowej lub szczelinowej.</text:p>
      <text:p text:style-name="_2e_a3_20_wysunięcie">-dəmə: joćadəmə — mućašd̥əmə,</text:p>
      <text:p text:style-name="_2e_a3_20_wysunięcie"><text:soft-page-break/>gəć: el gəć — pört g̊əć.</text:p>
      <text:h text:style-name="_2e_t1" text:outline-level="1">Transkrypcja i wymowa</text:h>
      <text:p text:style-name="_2e_a3_20_wysunięcie">Аа [a] — А wymawia się jak pol. ‹a›: ача ‘ojciec’, кава ‘niebo’.</text:p>
      <text:p text:style-name="_2e_a3_20_wysunięcie">Бб [b] — Б wymawia się jak pol. ‹b›: оҥамбал ‘półka’.</text:p>
      <text:p text:style-name="_2e_a3_20_wysunięcie">Вв [v] — В wymawia się jak pol. ‹w›: вуй ‘głowa’, ава ‘matka’.</text:p>
      <text:p text:style-name="_2e_a3_20_wysunięcie">Гг [g] — Г wymawia się jak pol. ‹g›: кугу ‘duży’, йыҥгыр ‘dzwonek’.</text:p>
      <text:p text:style-name="_2e_a3_20_wysunięcie">Дд [d] — Д wymawia się jak pol. ‹d›: лудаш ‘czytać’, кундем ‘region’.</text:p>
      <text:p text:style-name="_2e_a3_20_wysunięcie">Ее [e/ je] — Е na początku wyrazu, po samogłosce i po ъ wymawia się jak pol. ‹je›: ер ‘jezioro’, каен ‘poszedł’, лумъеҥ ‘bałwan’. W pozostałych pozycjach wymawia się jak pol. ‹e›: пеш ‘bardzo’.</text:p>
      <text:p text:style-name="_2e_a3_20_wysunięcie">Жж [ž] — Ж wymawia się jak pol. ‹ż›: жап ‘czas’, кужу ‘długi’.</text:p>
      <text:p text:style-name="_2e_a3_20_wysunięcie">Зз [z] — З wymawia się jak pol. ‹z›: иза ‘starszy brat’, таза ‘zdrowy’. Przed и zawsze twardo, jak w pol. ‹Zimbabwe›: изи ‘mały’.</text:p>
      <text:p text:style-name="_2e_a3_20_wysunięcie">Ии [i] — И wymawia się jak pol. ‹i›: ир ‘dziki’, изи ‘mały’.</text:p>
      <text:p text:style-name="_2e_a3_20_wysunięcie">Йй [j] — Й wymawia się jak pol. ‹j›: йӱк ‘głos, dźwięk’, мый ‘ja’.</text:p>
      <text:p text:style-name="_2e_a3_20_wysunięcie">Кк [k] — К wymawia się jak pol. ‹k›: ик ‘jeden’, кок ‘dwa’.</text:p>
      <text:p text:style-name="_2e_a3_20_wysunięcie">Лл [l/ ľ] — Л przed ь, ю i я jest wymawiane miękko, jak ‹gli› we wł. ‹figlio›: вольык ‘bydło’, лювык ‘brudny, niechlujny’, коля ‘mysz’. Na końcu wyrazu oraz przed pozostałymi literami z wyjątkiem е i и jest wymawiane twardo, jak pol. ‹l›: кол ‘ryba’, лум ‘śnieg’, олма ‘jabłko’. Przed е i и jest wymawiane twardo lub miękko w zależności od wyrazu.</text:p>
      <text:p text:style-name="_2e_a3_20_wysunięcie">Мм [m] — М wymawia się jak pol. ‹m›: мо ‘co?’, эм ‘lekarstwo’.</text:p>
      <text:p text:style-name="_2e_a3_20_wysunięcie">Нн [n/ ń] — Н przed ь, ю i я jest wymawiane miękko, jak pol. ‹ń›: тӱньык ‘komin’, нюстык ‘ponury’, арня ‘tydzień’. Na końcu wyrazu oraz przed pozostałymi literami z wyjątkiem е i и jest wymawiane twardo, jak pol. ‹n›: кӧн ‘czyj?’, нунылан ‘dla nich’. Przed е i и jest wymawiane twardo lub miękko w zależności od wyrazu.</text:p>
      <text:p text:style-name="_2e_a3_20_wysunięcie">Ҥҥ [ŋ] — Ҥ wymawia się jak ‹n› w pol. ‹bank› lub jak ‹ng› w ang. ‹king›: еҥ ‘człowiek’, саҥга ‘czoło’, оҥа ‘deska’.</text:p>
      <text:p text:style-name="_2e_a3_20_wysunięcie">Оо [o] — О wymawia się jak pol. ‹o›: мотор ‘ładny’, ошпоч ‘orzeł bielik’.</text:p>
      <text:p text:style-name="_2e_a3_20_wysunięcie">Ӧӧ [ö] — Ӧ wymawia się jak w niem. ‹schön› lub fr. ‹fleur›: ӧртньӧр ‘siodło’, тӧр ‘płaski, równy’.</text:p>
      <text:p text:style-name="_2e_a3_20_wysunięcie">Пп [p] — П wymawia się jak pol. ‹p›: пу ‘drewno’, ӱп ‘włosy’.</text:p>
      <text:p text:style-name="_2e_a3_20_wysunięcie">Рр [r] — Р wymawia się jak pol. ‹r›: руш ‘Rosjanin’, яра ‘pusty’, пор ‘kreda’.</text:p>
      <text:p text:style-name="_2e_a3_20_wysunięcie"><text:soft-page-break/>Сс [s] — С wymawia się jak pol. ‹s›: сӧсна ‘świnia’, кас ‘wieczór’. Przed и zawsze twardo, jak w pol. ‹Singapur›: ситаш ‘wystarczyć’.</text:p>
      <text:p text:style-name="_2e_a3_20_wysunięcie">Тт [t] — Т wymawia się jak pol. ‹t›: тул ‘ogień’, иктат ‘żaden, ani jeden’.</text:p>
      <text:p text:style-name="_2e_a3_20_wysunięcie">Уу [u] — У wymawia się jak pol ‹u›: мут ‘słowo’, кугу ‘duży’.</text:p>
      <text:p text:style-name="_2e_a3_20_wysunięcie">Ӱӱ [ü] — Ӱ wymawia się jak w niem. ‹über› lub fr. ‹sûr›: ӱй ‘masło’, кӱтӱ ‘stado’.</text:p>
      <text:p text:style-name="_2e_a3_20_wysunięcie">Чч [ć] — Ч wymawia się jak pol. ‹ć›: чӱчӱ ‘wujek’, поч ‘ogon’.</text:p>
      <text:p text:style-name="_2e_a3_20_wysunięcie">Шш [š] — Ш wymawia się jak pol. ‹sz›: шӱшпык ‘słowik’, шупшаш ‘ciągnąć’.</text:p>
      <text:p text:style-name="_2e_a3_20_wysunięcie">Ъъ (twardy znak) — Ъ pisze się w wyrazach złożonych, w których pierwszy element kończy się twardą spółgłoską, a drugi zaczyna od е, ю lub я: йыръюж ‘atmosfera’, лумъеҥ ‘bałwan’, оргъянда ‘pleksiglas’.</text:p>
      <text:p text:style-name="_2e_a3_20_wysunięcie">Ыы [ə] — Ы oznacza zredukowaną, centralną samogłoskę, jak ‹a› w ang. ‹ago› czy ‹comma›: ыр ‘kopiejka’, эрыкдымылык ‘niewola’.</text:p>
      <text:p text:style-name="_2e_a3_20_wysunięcie">Ьь (miękki znak) — Ь wskazuje miękką wymowę liter л i н na końcu wyrazu lub przed literami innymi niż е, и, ю i я: мугыль ‘pogardliwie’, мыскынь ‘nieszczęsny’, вольык ‘bydło’, тӱньык ‘komin’.</text:p>
      <text:p text:style-name="_2e_a3_20_wysunięcie">Ээ [e] — Э wymawia się jak pol ‹e›: эр ‘poranek’, куэ ‘brzoza’.</text:p>
      <text:p text:style-name="_2e_a3_20_wysunięcie">Юю [ju/ u] — Ю na początku wyrazu, po samogłosce i po ъ wymawia się jak pol. ‹ju›: Юл ‘Wołga’, омыю ‘senność’, йыръюж ‘atmosfera’. W pozostałych pozycjach wymawia się jak pol. ‹u›: нюстык ‘ponury’.</text:p>
      <text:p text:style-name="_2e_a3_20_wysunięcie">Яя [ja/ a] — Я na początku wyrazu, po samogłosce i po ъ wymawia się jak pol. ‹ja›: яндар ‘czysty’, ияш ‘pływać’, вӱдъяжга ‘trzcina’. W pozostałych pozycjach wymawia się jak pol. ‹a›: тӱня ‘świat’.</text:p>
      <text:p text:style-name="_2e_a1_20_odstęp">Poniżej jest transkrypcja łacińska wyrazów z powyższego opisu.</text:p>
      <text:section text:style-name="Sect1" text:name="Section1">
        <text:p text:style-name="_2e_a3_20_wysunięcie">ава avá</text:p>
        <text:p text:style-name="_2e_a3_20_wysunięcie">арня arńá</text:p>
        <text:p text:style-name="_2e_a3_20_wysunięcie">ача aćá</text:p>
        <text:p text:style-name="_2e_a3_20_wysunięcie">вольык vóľək</text:p>
        <text:p text:style-name="_2e_a3_20_wysunięcie">вуй vuj</text:p>
        <text:p text:style-name="_2e_a3_20_wysunięcie">вӱдъяжга vüdjažgá</text:p>
        <text:p text:style-name="_2e_a3_20_wysunięcie">еҥ jeŋ</text:p>
        <text:p text:style-name="_2e_a3_20_wysunięcie">ер jer</text:p>
        <text:p text:style-name="_2e_a3_20_wysunięcie">жап žap</text:p>
        <text:p text:style-name="_2e_a3_20_wysunięcie">иза izá</text:p>
        <text:p text:style-name="_2e_a3_20_wysunięcie">изи izí</text:p>
        <text:p text:style-name="_2e_a3_20_wysunięcie">ик ik</text:p>
        <text:p text:style-name="_2e_a3_20_wysunięcie">иктат iktát</text:p>
        <text:p text:style-name="_2e_a3_20_wysunięcie">ир ir</text:p>
        <text:p text:style-name="_2e_a3_20_wysunięcie">ияш ijáš</text:p>
        <text:p text:style-name="_2e_a3_20_wysunięcie">йӱк jük</text:p>
        <text:p text:style-name="_2e_a3_20_wysunięcie">йыҥгыр jə́ŋgər</text:p>
        <text:p text:style-name="_2e_a3_20_wysunięcie">йыръюж jərjúž</text:p>
        <text:p text:style-name="_2e_a3_20_wysunięcie">кава kavá</text:p>
        <text:p text:style-name="_2e_a3_20_wysunięcie">каен kajén</text:p>
        <text:p text:style-name="_2e_a3_20_wysunięcie">кас kas</text:p>
        <text:p text:style-name="_2e_a3_20_wysunięcie">кок kok</text:p>
        <text:p text:style-name="_2e_a3_20_wysunięcie">кол kol</text:p>
        <text:p text:style-name="_2e_a3_20_wysunięcie">коля koľá</text:p>
        <text:p text:style-name="_2e_a3_20_wysunięcie">кӧн kön</text:p>
        <text:p text:style-name="_2e_a3_20_wysunięcie">кугу kugú</text:p>
        <text:p text:style-name="_2e_a3_20_wysunięcie">кужу kužú</text:p>
        <text:p text:style-name="_2e_a3_20_wysunięcie">кундем kundém</text:p>
        <text:p text:style-name="_2e_a3_20_wysunięcie">куэ kué</text:p>
        <text:p text:style-name="_2e_a3_20_wysunięcie">кӱтӱ kütǘ</text:p>
        <text:p text:style-name="_2e_a3_20_wysunięcie">лудаш ludáš</text:p>
        <text:p text:style-name="_2e_a3_20_wysunięcie">лум lum</text:p>
        <text:p text:style-name="_2e_a3_20_wysunięcie">лумъеҥ lumjéŋ</text:p>
        <text:p text:style-name="_2e_a3_20_wysunięcie">лювык ľúvək</text:p>
        <text:p text:style-name="_2e_a3_20_wysunięcie">мо mo</text:p>
        <text:p text:style-name="_2e_a3_20_wysunięcie">мотор motór</text:p>
        <text:p text:style-name="_2e_a3_20_wysunięcie">мугыль múgəľ</text:p>
        <text:p text:style-name="_2e_a3_20_wysunięcie">мут mut</text:p>
        <text:p text:style-name="_2e_a3_20_wysunięcie">мый məj</text:p>
        <text:p text:style-name="_2e_a3_20_wysunięcie">мыскынь mə́skəń</text:p>
        <text:p text:style-name="_2e_a3_20_wysunięcie">нунылан nunəlán</text:p>
        <text:p text:style-name="_2e_a3_20_wysunięcie">нюстык ńústək</text:p>
        <text:p text:style-name="_2e_a3_20_wysunięcie">олма olmá</text:p>
        <text:p text:style-name="_2e_a3_20_wysunięcie">омыю oməjú</text:p>
        <text:p text:style-name="_2e_a3_20_wysunięcie">оҥа oŋá</text:p>
        <text:p text:style-name="_2e_a3_20_wysunięcie"><text:soft-page-break/>оҥамбал oŋambál</text:p>
        <text:p text:style-name="_2e_a3_20_wysunięcie">оргъянда org̊jandá</text:p>
        <text:p text:style-name="_2e_a3_20_wysunięcie">ошпоч ošpóć</text:p>
        <text:p text:style-name="_2e_a3_20_wysunięcie">ӧртньӧр örtńö́r</text:p>
        <text:p text:style-name="_2e_a3_20_wysunięcie">пеш peš</text:p>
        <text:p text:style-name="_2e_a3_20_wysunięcie">пор por</text:p>
        <text:p text:style-name="_2e_a3_20_wysunięcie">поч poć</text:p>
        <text:p text:style-name="_2e_a3_20_wysunięcie">пу pu</text:p>
        <text:p text:style-name="_2e_a3_20_wysunięcie">руш ruš</text:p>
        <text:p text:style-name="_2e_a3_20_wysunięcie">саҥга saŋgá</text:p>
        <text:p text:style-name="_2e_a3_20_wysunięcie">ситаш sitáš</text:p>
        <text:p text:style-name="_2e_a3_20_wysunięcie">сӧсна sösná</text:p>
        <text:p text:style-name="_2e_a3_20_wysunięcie">таза tazá</text:p>
        <text:p text:style-name="_2e_a3_20_wysunięcie">тӧр tör</text:p>
        <text:p text:style-name="_2e_a3_20_wysunięcie">тул tul</text:p>
        <text:p text:style-name="_2e_a3_20_wysunięcie">тӱньык tǘńək</text:p>
        <text:p text:style-name="_2e_a3_20_wysunięcie">тӱня tüńá</text:p>
        <text:p text:style-name="_2e_a3_20_wysunięcie">ӱй üj</text:p>
        <text:p text:style-name="_2e_a3_20_wysunięcie">ӱп üp</text:p>
        <text:p text:style-name="_2e_a3_20_wysunięcie">чӱчӱ ćüćǘ</text:p>
        <text:p text:style-name="_2e_a3_20_wysunięcie">шупшаш šupšáš</text:p>
        <text:p text:style-name="_2e_a3_20_wysunięcie">шӱшпык šǘšpək</text:p>
        <text:p text:style-name="_2e_a3_20_wysunięcie">ыр ər</text:p>
        <text:p text:style-name="_2e_a3_20_wysunięcie">эм em</text:p>
        <text:p text:style-name="_2e_a3_20_wysunięcie">эр er</text:p>
        <text:p text:style-name="_2e_a3_20_wysunięcie">эрыкдымылык érəkdəmələk</text:p>
        <text:p text:style-name="_2e_a3_20_wysunięcie">Юл Jul</text:p>
        <text:p text:style-name="_2e_a3_20_wysunięcie">яндар jandár</text:p>
        <text:p text:style-name="_2e_a3_20_wysunięcie">яра jará</text:p>
      </text:section>
      <text:p text:style-name="_2e_a1_20_odstęp">[Czy w słowach вӱдъяжга i оргъянда spółgłoski д i г przed ъ są wymawiane dźwięcznie czy bezdźwięcznie?]</text:p>
      <text:h text:style-name="_2e_t1" text:outline-level="1">Inne</text:h>
      <text:p text:style-name="_2e_a1_20_odstęp">Języki i dialekty maryjskie</text:p>
      <text:p text:style-name="_2e_a1_20_odstęp">Niniejszy artykuł rozpoczyna serię tekstów, w których będe przybliżał ten język czytelnikom na krajowym podwórku.</text:p>
      <text:p text:style-name="_2e_a1_20_odstęp">Poniżej przedstawiam ogólną charakterystykę języka maryjskiego, z kolei w następnych artykułach postaram się zgłębić różne zakamarki gramatyki i słownictwa maryjskiego. Zacznijmy od tego, że język maryjski należy do rodziny języków uralskich.</text:p>
      <text:p text:style-name="_2e_a1_20_odstęp">Bibliografia</text:p>
      <text:p text:style-name="_2e_a1_20_odstęp">Bradley J., Luutonen J., Mari, [w:] The Uralic languages, ed. D. Abondolo, R.L. Valijärvi, 2023.</text:p>
      <text:p text:style-name="_2e_a1_20_odstęp">Kangasmaa-Minn E., Mari, [w:] The Uralic languages, ed. D. Abondolo, 1998.</text:p>
      <text:p text:style-name="_2e_a1_20_odstęp">Riese T., Bradley J., Yefremova T., Mari (марий йылме): an essential grammar for international learners, 2022.</text:p>
      <text:p text:style-name="_2e_a1_20_odstęp">Saarinen S., Mari, [w:] The Oxford guide to the Uralic languages, ed. M. Bakró-Nagy, J. Laakso, E. Skribnik, 2022.</text:p>
      <text:p text:style-name="_2e_a1_20_odstęp">Opowieść językowa</text:p>
      <text:p text:style-name="_2e_a1_20_odstęp">Trzej bracia</text:p>
      <text:p text:style-name="_2e_a1_20_odstęp"><text:soft-page-break/>E., urodzony w 1322</text:p>
      <text:p text:style-name="_2e_a1_20_odstęp">V., urodzony w 1324</text:p>
      <text:p text:style-name="_2e_a1_20_odstęp">L., urodzony w 1328</text:p>
      <text:p text:style-name="_2e_a1_20_odstęp">Poczekalnia</text:p>
      <text:p text:style-name="_2e_a1_20_odstęp">Alfabet maryjski i zarys wymowy</text:p>
      <text:p text:style-name="_2e_a1_20_odstęp">Klasyfikacja spółgłosek pod względem miejsca artykulacji:</text:p>
      <text:p text:style-name="_2e_a1_20_odstęp">spółgłoski wargowe: p b m v.</text:p>
      <text:p text:style-name="_2e_a1_20_odstęp">spółgłoski dwuwargowe: p b m.</text:p>
      <text:p text:style-name="_2e_a1_20_odstęp">spółgłoska wargowo-zębowa: v.</text:p>
      <text:p text:style-name="_2e_a1_20_odstęp">spółgłoski przedniojęzykowe: t d s z n r l š ž.</text:p>
      <text:p text:style-name="_2e_a1_20_odstęp">spółgłoski zębowe: t d s z n r l.</text:p>
      <text:p text:style-name="_2e_a1_20_odstęp">spółgłoski dziąsłowe: š ž.</text:p>
      <text:p text:style-name="_2e_a1_20_odstęp">spółgłoski środkowojęzykowe: ć ń ľ.</text:p>
      <text:p text:style-name="_2e_a1_20_odstęp">spółgłoski tylnojęzykowe: k g ŋ.</text:p>
      <text:p text:style-name="_2e_a1_20_odstęp">Redukcja samogłosek (!)</text:p>
      <text:p text:style-name="_2e_a1_20_odstęp">Harmonia wokaliczna</text:p>
      <text:p text:style-name="_2e_a1_20_odstęp">Harmonia wokaliczna (samogłoskowa) to zjawisko fonetyczne polegające na tym, że poszczególne wyrazy składają się z samogłosek podobnych do siebie pod względem wybranych cech artykulacyjnych.</text:p>
      <text:p text:style-name="_2e_a1_20_odstęp">[…]</text:p>
      <text:p text:style-name="_2e_a1_20_odstęp">Poniżej podsumowanie podziału samogłosek pod kątem harmonii wokalicznej oraz wyboru samogłoski w przyrostkach:</text:p>
      <text:p text:style-name="_2e_a1_20_odstęp">[i e ə a] &gt; е</text:p>
      <text:p text:style-name="_2e_a1_20_odstęp">[u o] &gt; о</text:p>
      <text:p text:style-name="_2e_a1_20_odstęp">[ü ö] &gt; ӧ</text:p>
      <text:p text:style-name="_2e_a1_20_odstęp">Do zrobienia</text:p>
      <text:p text:style-name="_2e_a1_20_odstęp"><text:soft-page-break/>Тугеже […] мыланем его высокопревосходительствылан возаш верештеш. [Wygodska 117] ‘W takim razie […] będę musiał napisać do jego wysokiej ekscelencji.’</text:p>
      <text:p text:style-name="_2e_a1_20_odstęp">тугеже ‘więc, zatem, w takim razie’.</text:p>
      <text:p text:style-name="_2e_a1_20_odstęp">мыланем cel. od мый ‘ja’.</text:p>
      <text:p text:style-name="_2e_a1_20_odstęp">его высокопревосходительствылан cel. od его высокопревосходительство ‘jego wysoka ekscelencja’. Высокопревосходительствылан to najdłuższy wyraz w przygotowanym dla serwisu Yandex Translate korpusie równoległym zawierającym ponad 370 tysięcy maryjsko-rosyjskich par zdań.</text:p>
      <text:p text:style-name="_2e_a1_20_odstęp">возаш (ем) ‘pisać’.</text:p>
      <text:p text:style-name="_2e_a1_20_odstęp">верештеш 3. os. lp. od верешташ (ам) ‘dostać się, znaleźć się, natknąć się’. Forma 3. os. lp. jest używana w konstrukcjach ‘(komuś) trzeba (zrobić), (ktoś) musi (zrobić)’.</text:p>
      <text:p text:style-name="_2e_a1_20_odstęp">Высокопревосходительствылан to najdłuższy wyraz w przygotowanym dla serwisu Yandex Translate korpusie równoległym zawierającym ponad 370 tysięcy maryjsko-rosyjskich par zdań. Wyraz pochodzi z maryjskiego tłumaczenia książki Emmy Wygodskiej pt. Пламя гнева (mar. Шыде тул, pol. ‘płomień gniewu’), a konkretnie ze zdania: тугеже […] мыланем его высокопревосходительствылан возаш верештеш ‘w takim razie […] będę musiał napisać do jego wysokiej ekscelencji’.</text:p>
      <text:p text:style-name="_2e_a1_20_odstęp">Закондымылыкыштлан нунылан тӱлалтеш. ‘Za ich nieprawość będzie im zapłacone.’</text:p>
      <text:p text:style-name="_2e_a1_20_odstęp">zakon ‘prawo, reguła’</text:p>
      <text:p text:style-name="_2e_a1_20_odstęp">zakon-dəmə ‘bezprawny’</text:p>
      <text:p text:style-name="_2e_a1_20_odstęp">zakon-dəmə-lək ‘nieprawość, bezprawie’</text:p>
      <text:p text:style-name="_2e_a1_20_odstęp">zakon-dəmə-lək-əšt ‘ich nieprawość’</text:p>
      <text:p text:style-name="_2e_a1_20_odstęp">zakon-dəmə-lək-əšt-lan ‘za ich nieprawość’</text:p>
      <text:p text:style-name="_2e_a1_20_odstęp">Zakondəmələkəštlan to najdłuższy wyraz w maryjskim Nowym Testamencie. Jest częścią zdania z Drugiego Listu św. Piotra (2,13): zakondəmələkəštlan nunəlan tülalteš ‘za ich nieprawość będzie im zapłacone’.</text:p>
      <text:p text:style-name="_2e_a1_20_odstęp">Inną ciekawostką z tego zdania jest podwójny celownik (z przyrostkiem лан):</text:p>
      <text:p text:style-name="_2e_a1_20_odstęp">закондымылыкышт ‘ich nieprawość’</text:p>
      <text:p text:style-name="_2e_a1_20_odstęp">закондымылыкышт-лан ‘za ich nieprawość’</text:p>
      <text:p text:style-name="_2e_a1_20_odstęp">нуно ‘oni’</text:p>
      <text:p text:style-name="_2e_a1_20_odstęp"><text:soft-page-break/>нуны-лан ‘im, dla nich’</text:p>
      <text:p text:style-name="_2e_a1_20_odstęp">Czasowniki takie jak тӱлаш ‘płacić’ i тӱлалташ ‘być płaconym’ łączą się z dwoma celownikami, żeby pokazać, komu i za co się płaci.</text:p>
      <text:p text:style-name="_2e_a1_20_odstęp">Мыйын шылтен кийыктымем теве, тудо пеш тыглай ой: ик шӱм гына пӱсын ужеш. Шинча дене эн тӱҥжым ужын от шукто.</text:p>
      <text:p text:style-name="_2e_a1_20_odstęp">Теве мӹньӹн икмахатем, тӹдӹ пиш проста: йӓнг доно веле яжон ужаш лиэш. Сек керӓл сӹнзӓлӓн ак кай.</text:p>
      <text:p text:style-name="_2e_a1_20_odstęp">Ӱҥгын ӱмыржӧ айдемын нарак, тудо кокла шот дене шымле ий ила. Ӱҥгӧ ‘puchacz’ to najkrótszy wyraz zawierający wszystkie trzy charakterystyczne dla języka maryjskiego litery alfabetu: ҥ, ӧ, ӱ.</text:p>
      <text:p text:style-name="_2e_a1_20_odstęp">Źródła</text:p>
      <text:p text:style-name="_2e_a1_20_odstęp">Wasiljew = Васильев В.Н., Русско-марийский разговорник, 2004.</text:p>
      <text:p text:style-name="_2e_a1_20_odstęp">Wygodska = Выгодская Э., Шыде тул, кус. А.С. Смирнов, 1954.</text:p>
      <text:p text:style-name="_2e_a1_20_odstęp">ODSŁOWNIK</text:p>
      <text:p text:style-name="_2e_a1_20_odstęp">ODSŁOWNIK (odsłownik twierdzący) ma przyrostek ‑маш/ ‑ымаш.</text:p>
      <text:p text:style-name="_2e_a1_20_odstęp">„am”„em”</text:p>
      <text:p text:style-name="_2e_a1_20_odstęp">odsł.‑маш‑ымаш</text:p>
      <text:p text:style-name="_2e_a1_20_odstęp">Czasowniki</text:p>
      <text:p text:style-name="_2e_a1_20_odstęp">Tryb oznajmujący: czas teraźniejszy</text:p>
      <text:p text:style-name="_2e_a1_20_odstęp">Czas teraźniejszy to właściwie czas teraźniejszo-przyszły.</text:p>
      <text:p text:style-name="_2e_a1_20_odstęp">„am”„em”</text:p>
      <text:p text:style-name="_2e_a1_20_odstęp">1. os. lp.‑ам‑ем</text:p>
      <text:p text:style-name="_2e_a1_20_odstęp">2. os.‑ат‑ет</text:p>
      <text:p text:style-name="_2e_a1_20_odstęp">3. os.‑еш‑а</text:p>
      <text:p text:style-name="_2e_a1_20_odstęp">1. os. lm.‑ына‑ена</text:p>
      <text:p text:style-name="_2e_a1_20_odstęp">2. os.‑ыда‑еда</text:p>
      <text:p text:style-name="_2e_a1_20_odstęp">3. os.‑ыт‑ат</text:p>
      <text:p text:style-name="_2e_a1_20_odstęp">Poniżej przykłady odmiany bardzo regularnych czasowników:</text:p>
      <text:p text:style-name="_2e_a1_20_odstęp"><text:soft-page-break/>ужаш (ам) ‘widzieć’: ужам, ужат, ужеш, ужына, ужыда, ужыт.</text:p>
      <text:p text:style-name="_2e_a1_20_odstęp">ончаш (ем) ‘patrzeć’: ончем, ончет, онча, ончена, ончеда, ончат.</text:p>
      <text:p text:style-name="_2e_a1_20_odstęp">Tryb oznajmujący: czas przeszły prosty I</text:p>
      <text:p text:style-name="_2e_a1_20_odstęp">„am”„em”</text:p>
      <text:p text:style-name="_2e_a1_20_odstęp">1. os. lp.‑ым‑ышым</text:p>
      <text:p text:style-name="_2e_a1_20_odstęp">2. os.‑ыч‑ышыч</text:p>
      <text:p text:style-name="_2e_a1_20_odstęp">3. os.‑Е‑ыш</text:p>
      <text:p text:style-name="_2e_a1_20_odstęp">1. os. lm.‑на‑ышна</text:p>
      <text:p text:style-name="_2e_a1_20_odstęp">2. os.‑да‑ышда</text:p>
      <text:p text:style-name="_2e_a1_20_odstęp">3. os.‑ыч‑ышт</text:p>
      <text:p text:style-name="_2e_a1_20_odstęp">Koncówki ‑на i ‑да w formach 1. i 2. os. lm. (obu koniugacji) mogą być akcentowane lub nie.</text:p>
      <text:p text:style-name="_2e_a1_20_odstęp">Poniżej przykłady odmiany bardzo regularnych czasowników:</text:p>
      <text:p text:style-name="_2e_a1_20_odstęp">лудаш (ам) ‘czytać’: лудым, лудыч, лудо, лудна, лудда, лудыч.</text:p>
      <text:p text:style-name="_2e_a1_20_odstęp">возаш (ем) ‘pisać’: возышым, возышыч, возыш, возышна, возышда, возышт.</text:p>
      <text:p text:style-name="_2e_a1_20_odstęp">Tryb oznajmujący: czas przeszły prosty II</text:p>
      <text:p text:style-name="_2e_a1_20_odstęp">Przyrostki tradycyjnych form analitycznych:</text:p>
      <text:p text:style-name="_2e_a1_20_odstęp">„am”„em”</text:p>
      <text:p text:style-name="_2e_a1_20_odstęp">1. os. lp.‑ын улам‑ен улам</text:p>
      <text:p text:style-name="_2e_a1_20_odstęp">2. os.‑ын улат‑ен улат</text:p>
      <text:p text:style-name="_2e_a1_20_odstęp">3. os.‑ын‑ен</text:p>
      <text:p text:style-name="_2e_a1_20_odstęp">1. os. lm.‑ын улына‑ен улына</text:p>
      <text:p text:style-name="_2e_a1_20_odstęp">2. os.‑ын улыда‑ен улыда</text:p>
      <text:p text:style-name="_2e_a1_20_odstęp">3. os.‑ын улыт‑ен улыт</text:p>
      <text:p text:style-name="_2e_a1_20_odstęp">Przyrostki form syntetycznych:</text:p>
      <text:p text:style-name="_2e_a1_20_odstęp">„am”„em”</text:p>
      <text:p text:style-name="_2e_a1_20_odstęp"><text:soft-page-break/>1. os. lp.‑ынам‑енам</text:p>
      <text:p text:style-name="_2e_a1_20_odstęp">2. os.‑ынат‑енат</text:p>
      <text:p text:style-name="_2e_a1_20_odstęp">3. os.‑ын‑ен</text:p>
      <text:p text:style-name="_2e_a1_20_odstęp">1. os. lm.‑ынна‑енна</text:p>
      <text:p text:style-name="_2e_a1_20_odstęp">2. os.‑ында‑енда</text:p>
      <text:p text:style-name="_2e_a1_20_odstęp">3. os.‑ыныт‑еныт</text:p>
      <text:p text:style-name="_2e_a1_20_odstęp">Poniżej syntetyczne formy bardzo regularnych czasowników:</text:p>
      <text:p text:style-name="_2e_a1_20_odstęp">шочаш (ам) ‘urodzić się’: шочынам, шочынат, шочын, шочынна, шочында, шочыныт.</text:p>
      <text:p text:style-name="_2e_a1_20_odstęp">колаш (ем) ‘umrzeć’: коленам, коленат, колен, коленна, коленда, коленыт.</text:p>
      <text:p text:style-name="_2e_a1_20_odstęp">Tryb chcący: czas teraźniejszy</text:p>
      <text:p text:style-name="_2e_a1_20_odstęp">„am”„em”</text:p>
      <text:p text:style-name="_2e_a1_20_odstęp">1. os. lp.‑нем‑ынем</text:p>
      <text:p text:style-name="_2e_a1_20_odstęp">2. os.‑нет‑ынет</text:p>
      <text:p text:style-name="_2e_a1_20_odstęp">3. os.‑неже‑ынеже</text:p>
      <text:p text:style-name="_2e_a1_20_odstęp">1. os. lm.‑нена‑ынена</text:p>
      <text:p text:style-name="_2e_a1_20_odstęp">2. os.‑неда‑ынеда</text:p>
      <text:p text:style-name="_2e_a1_20_odstęp">3. os.‑нешт‑ынешт</text:p>
      <text:p text:style-name="_2e_a1_20_odstęp">Tryb rozkazujący</text:p>
      <text:p text:style-name="_2e_a1_20_odstęp">„am”„em”</text:p>
      <text:p text:style-name="_2e_a1_20_odstęp">1. os. lp.——</text:p>
      <text:p text:style-name="_2e_a1_20_odstęp">2. os.(jak to nazwać?)‑Е</text:p>
      <text:p text:style-name="_2e_a1_20_odstęp">3. os.‑шЕ/ ‑жЕ‑ыжЕ</text:p>
      <text:p text:style-name="_2e_a1_20_odstęp">1. os. lm.(‑ына)(‑ена)</text:p>
      <text:p text:style-name="_2e_a1_20_odstęp">2. os.‑са/ ‑за‑ыза</text:p>
      <text:p text:style-name="_2e_a1_20_odstęp">3. os.‑ышт‑ышт</text:p>
      <text:p text:style-name="_2e_a1_20_odstęp"><text:soft-page-break/>W 1. os. lm. używa się form trybu oznajmującego, np. лудына ‘czytamy; czytajmy’, возена ‘piszemy; piszmy’. Przyrostki ‑са/ ‑за w formach 2. os. lm. (obu koniugacji) są niekacentowane.</text:p>
      <text:p text:style-name="_2e_a1_20_odstęp">Dopełniacz</text:p>
      <text:p text:style-name="_2e_a1_20_odstęp">Przyrostkiem dopełniacza jest ‑н/ ‑ын.</text:p>
      <text:p text:style-name="_2e_a1_20_odstęp">mian.dop.</text:p>
      <text:p text:style-name="_2e_a1_20_odstęp">ача ‘ojciec’ачан</text:p>
      <text:p text:style-name="_2e_a1_20_odstęp">эрге ‘syn’эргын</text:p>
      <text:p text:style-name="_2e_a1_20_odstęp">чӱчӱ ‘wujek’чӱчӱн</text:p>
      <text:p text:style-name="_2e_a1_20_odstęp">ӱдыр ‘córka’ӱдырын</text:p>
      <text:p text:style-name="_2e_a1_20_odstęp">Celownik</text:p>
      <text:p text:style-name="_2e_a1_20_odstęp">Przyrostkiem celownika jest ‑лан.</text:p>
      <text:p text:style-name="_2e_a1_20_odstęp">mian.cel.</text:p>
      <text:p text:style-name="_2e_a1_20_odstęp">ача ‘ojciec’ачалан</text:p>
      <text:p text:style-name="_2e_a1_20_odstęp">эрге ‘syn’эргылан</text:p>
      <text:p text:style-name="_2e_a1_20_odstęp">чӱчӱ ‘wujek’чӱчӱлан</text:p>
      <text:p text:style-name="_2e_a1_20_odstęp">ӱдыр ‘córka’ӱдырлан</text:p>
      <text:p text:style-name="_2e_a1_20_odstęp">Przyrostek ‑лан może być akcentowany lub nie; w tym drugim przypadku akcent pada na tę samą sylabę co w mianowniku.</text:p>
      <text:p text:style-name="_2e_a1_20_odstęp">Inessiwus</text:p>
      <text:p text:style-name="_2e_a1_20_odstęp">Przyrostkiem inessiwu jest ‑штЕ/ ‑ыштЕ.</text:p>
      <text:p text:style-name="_2e_a1_20_odstęp">mian.iness.</text:p>
      <text:p text:style-name="_2e_a1_20_odstęp">ола ‘miasto’олаште</text:p>
      <text:p text:style-name="_2e_a1_20_odstęp">корно ‘droga’корнышто</text:p>
      <text:p text:style-name="_2e_a1_20_odstęp">пасу ‘pole’пасушто</text:p>
      <text:p text:style-name="_2e_a1_20_odstęp">пӧрт ‘dom’пӧртыштӧ</text:p>
      <text:p text:style-name="_2e_a1_20_odstęp">Illatiwus</text:p>
      <text:p text:style-name="_2e_a1_20_odstęp"><text:soft-page-break/>Przyrostkiem illatiwu jest ‑ш(кЕ)/ ‑ыш(кЕ).</text:p>
      <text:p text:style-name="_2e_a1_20_odstęp">mian.illat.</text:p>
      <text:p text:style-name="_2e_a1_20_odstęp">ола ‘miasto’олаш(ке)</text:p>
      <text:p text:style-name="_2e_a1_20_odstęp">корно ‘droga’корныш(ко)</text:p>
      <text:p text:style-name="_2e_a1_20_odstęp">пасу ‘pole’пасуш(ко)</text:p>
      <text:p text:style-name="_2e_a1_20_odstęp">пӧрт ‘dom’пӧртыш(кӧ)</text:p>
      <text:p text:style-name="_2e_a1_20_odstęp">Latiwus</text:p>
      <text:p text:style-name="_2e_a1_20_odstęp">Przyrostkiem latiwu jest ‑ш/ ‑еш/ ‑эш.</text:p>
      <text:p text:style-name="_2e_a1_20_odstęp">mian.lat.</text:p>
      <text:p text:style-name="_2e_a1_20_odstęp">ола ‘miasto’олаш</text:p>
      <text:p text:style-name="_2e_a1_20_odstęp">корно ‘droga’корнеш</text:p>
      <text:p text:style-name="_2e_a1_20_odstęp">пасу ‘pole’пасуэш</text:p>
      <text:p text:style-name="_2e_a1_20_odstęp">пӧрт ‘dom’пӧртеш</text:p>
      <text:p text:style-name="_2e_a1_20_odstęp">Rzeczowniki zakończone na [j] odmieniają się regularnie, ale należy zwrócić uwagę na pisownię, np. мӱй ‘miód’ : мӱеш.</text:p>
      <text:p text:style-name="_2e_a1_20_odstęp">Komitatiwus</text:p>
      <text:p text:style-name="_2e_a1_20_odstęp">Przyrostkiem komitatiwu jest ‑ге. Poniższe przykłady to maryjskie żeńskie imiona.</text:p>
      <text:p text:style-name="_2e_a1_20_odstęp">mian.kom.</text:p>
      <text:p text:style-name="_2e_a1_20_odstęp">ОняОняге</text:p>
      <text:p text:style-name="_2e_a1_20_odstęp">ОшалгеОшалгыге</text:p>
      <text:p text:style-name="_2e_a1_20_odstęp">ОроптиОроптиге</text:p>
      <text:p text:style-name="_2e_a1_20_odstęp">ОшалякОшалякге</text:p>
      <text:p text:style-name="_2e_a1_20_odstęp">Przyrostek komitatiwu jest akcentowany.</text:p>
      <text:p text:style-name="_2e_a1_20_odstęp">Komparatiwus</text:p>
      <text:p text:style-name="_2e_a1_20_odstęp">Przyrostkiem komparatiwu jest ‑ла. Poniższe przykłady to maryjskie żeńskie imiona.</text:p>
      <text:p text:style-name="_2e_a1_20_odstęp">mian.komp.</text:p>
      <text:p text:style-name="_2e_a1_20_odstęp"><text:soft-page-break/>ОняОняла</text:p>
      <text:p text:style-name="_2e_a1_20_odstęp">ОшалгеОшалгыла</text:p>
      <text:p text:style-name="_2e_a1_20_odstęp">ОроптиОроптила</text:p>
      <text:p text:style-name="_2e_a1_20_odstęp">ОшалякОшалякла</text:p>
      <text:p text:style-name="_2e_a1_20_odstęp">Przyrostek komparatiwu jest nieakcentowany, więc akcent pada na tę samą sylabę co w mianowniku.</text:p>
      <text:p text:style-name="_2e_a1_20_odstęp">Drachenfutter rn. ‘jedzenia dla smoka’. Od Drache rm. ‘smok’ i Futter rn. ‘pożywienie, karma’. W przenośni Drachenfutter oznacza upominek, np. kwiaty lub słodycze, dla bliskiej osoby, która się gniewa.</text:p>
      <text:p text:style-name="_2e_a1_20_odstęp">Słownictwo</text:p>
      <text:p text:style-name="_2e_a1_20_odstęp">Пешкыде ‘twardy’ i пушкыдо ‘miękki’ to para zaskakująco podobnych antonimów.</text:p>
      <text:p text:style-name="_2e_a1_20_odstęp">Najdłuższe słowa</text:p>
      <text:p text:style-name="_2e_a1_20_odstęp">W korpusie są trzy 20-literowe rodzime słowa:</text:p>
      <text:p text:style-name="_2e_a1_20_odstęp">лӱдыкшыдымылыкыштлан</text:p>
      <text:p text:style-name="_2e_a1_20_odstęp">соҥгырапочкалтышымат</text:p>
      <text:p text:style-name="_2e_a1_20_odstęp">тургыжландарымыланна</text:p>
      <text:p text:style-name="_2e_a1_20_odstęp">Słownictwo maryjskie</text:p>
      <text:p text:style-name="_2e_a1_20_odstęp">Кумытло ‘trójca’</text:p>
      <text:h text:style-name="_2e_t1" text:outline-level="1">apostrof i cudzysłów definicyjny</text:h>
      <text:p text:style-name="_2e_a1_20_odstęp">Apostrof (◌ʼ◌, w Unikodzie: U+02BC) to pojedynczy znak, który jest częścią wyrazu.</text:p>
      <text:p text:style-name="_2e_a1_20_odstęp">W lipcu ʼ81 OʼBrien wyrzucił Jimmyʼego z collegeʼu za newageʼowe poglądy.¹</text:p>
      <text:p text:style-name="_2e_a1_20_odstęp">I shouldnʼtʼve been talkinʼ to yʼallʼs friendsʼ parents.</text:p>
      <text:p text:style-name="_2e_a1_20_odstęp">Cudzysłów definicyjny (‘◌’, w Unikodzie: U+2018 i U+2019) to właściwie para znaków — cudzysłów otwierający i cudzysłów zamykający — które obejmują tekst, podobnie jak <text:soft-page-break/>para nawiasów. Jest często używany do podawania znaczeń wyrazów i zwrotów w obcym języku.</text:p>
      <text:p text:style-name="_2e_a1_20_odstęp">Przymiotniki happy ‘szczęśliwy’ i sad ‘smutny’ to para antonimów.</text:p>
      <text:p text:style-name="_2e_a1_20_odstęp">Angielski zwrot to kick the bucket — dosł. ‘kopnąć w wiadro’ — znaczy ‘kopnąć w kalendarz, umrzeć’.</text:p>
      <text:p text:style-name="_2e_a1_20_odstęp">I nie robi na mnie wrażenia stanowisko konsorcjum Unicode, które zaleca używanie zamykającego cudzysłowu U+2019 w funkcji apostrofu.²</text:p>
      <text:p text:style-name="_2e_a1_20_odstęp">¹ Por.: A. Wolański, Edycja tekstów. Praktyczny poradnik, 2008, s. 63–64.</text:p>
      <text:p text:style-name="_2e_a1_20_odstęp">² Zob.: https://tedclancy.wordpress.com/2015/06/03/which-unicode-character-should-represent-the-english-apostrophe-and-why-the-unicode-committee-is-very-wrong/</text:p>
      <text:h text:style-name="_2e_t1" text:outline-level="1">Dialekty maryjskie w TschW</text:h>
      <text:p text:style-name="_2e_a1_20_odstęp">Źródło: Moisio A., Saarinen S., Tscheremissisches Wörterbuch, 2008. Wydanie cyfrowe z 2023 dostępne na stronie https://doi.org/10.33341/sus.877.</text:p>
      <text:p text:style-name="_2e_a1_20_odstęp">O = Ostdialekt</text:p>
      <text:p text:style-name="_2e_a1_20_odstęp">Ob₁ = Birsk, Čurajevo</text:p>
      <text:p text:style-name="_2e_a1_20_odstęp">Ob₂ = Birsk</text:p>
      <text:p text:style-name="_2e_a1_20_odstęp">Oka = Kaltasy, Čaškino</text:p>
      <text:p text:style-name="_2e_a1_20_odstęp">Okr = Krasnoufimsk, Nižnij Potam</text:p>
      <text:p text:style-name="_2e_a1_20_odstęp">Ok = Bolšoj Kiľmez</text:p>
      <text:p text:style-name="_2e_a1_20_odstęp">M = Wiesen- bzw. Mitteldialekt</text:p>
      <text:p text:style-name="_2e_a1_20_odstęp">Ms = Sernur</text:p>
      <text:p text:style-name="_2e_a1_20_odstęp">Mm₁, Mm₂, Mm₃ = Morki</text:p>
      <text:p text:style-name="_2e_a1_20_odstęp">Mmu = Mari Ušem</text:p>
      <text:p text:style-name="_2e_a1_20_odstęp">Mwo = Wolga-Dialekt, Krasnyj Jar</text:p>
      <text:p text:style-name="_2e_a1_20_odstęp">Mup = Upša</text:p>
      <text:p text:style-name="_2e_a1_20_odstęp"><text:soft-page-break/>NW = Nordwestdialekt</text:p>
      <text:p text:style-name="_2e_a1_20_odstęp">NW = Jaransk</text:p>
      <text:p text:style-name="_2e_a1_20_odstęp">W = West- bzw. Bergdialekt</text:p>
      <text:p text:style-name="_2e_a1_20_odstęp">W₁ = Koźmodemjansk, Jelasy</text:p>
      <text:p text:style-name="_2e_a1_20_odstęp">W₂ = Koźmodemjansk, Jatykovo</text:p>
      <text:h text:style-name="_2e_t1" text:outline-level="1">Spółgłoski</text:h>
      <text:h text:style-name="_2e_t1" text:outline-level="1">Ubezdźwięcznienie spółgłosek</text:h>
      <text:p text:style-name="_2e_a1_20_odstęp">W rdzennie maryjskich wyrazach spółgłoska d, a w zapożyczeniach spółgłoski b, d, g i v są wymawiane dźwięcznie przed samogłoską, ale bezdźwięcznie przed spółgłoską i na końcu wyrazu.</text:p>
      <text:p text:style-name="_2e_a1_20_odstęp">kid̥ — kid̥šə — kidəm,</text:p>
      <text:p text:style-name="_2e_a1_20_odstęp">blog̊ — blog̊šə — blogəm.</text:p>
      <text:p text:style-name="_2e_a1_20_odstęp">Przyrostki, poimki, spójniki i partykuły na d i g wymawia się przez d̥ i g̊, jeśli następują po spółgłosce zwartej, zwarto-szczelinowej lub szczelinowej.</text:p>
      <text:p text:style-name="_2e_a1_20_odstęp">-dəmə: joćadəmə — mućašd̥əmə,</text:p>
      <text:p text:style-name="_2e_a1_20_odstęp">gəć: el gəć — pört g̊əć.</text:p>
      <text:h text:style-name="_2e_t1" text:outline-level="1">Nazwy czasów</text:h>
      <text:p text:style-name="_2e_a1_20_odstęp">Poniżej 1. os. lp. czasownika tolaš (am) ‘przyjść’ w siedmiu czasach trybu oznajmującego.</text:p>
      <text:p text:style-name="_2e_a1_20_odstęp"><text:soft-page-break/>Saarinen S., Mari, [w:] The Oxford guide to the Uralic languages, ed. M. Bakró-Nagy, J. Laakso, E. Skribnik, 2022.</text:p>
      <text:p text:style-name="_2e_a1_20_odstęp">tolampresent</text:p>
      <text:p text:style-name="_2e_a1_20_odstęp">toľəmfirst past</text:p>
      <text:p text:style-name="_2e_a1_20_odstęp">tolənamsecond past</text:p>
      <text:p text:style-name="_2e_a1_20_odstęp">tolam əľəfirst periphrastic imperfect</text:p>
      <text:p text:style-name="_2e_a1_20_odstęp">tolam ulmašsecond periphrastic imperfect</text:p>
      <text:p text:style-name="_2e_a1_20_odstęp">tolənam əľəfirst periphrastic perfect</text:p>
      <text:p text:style-name="_2e_a1_20_odstęp">tolənam ulmašsecond periphrastic perfect</text:p>
      <text:p text:style-name="_2e_a1_20_odstęp">O czasie przyszłym Saarinen pisze „there is no future tense” i słowem nie wspomina, że jego funkcję pełni czas teraźniejszy.</text:p>
      <text:p text:style-name="_2e_a1_20_odstęp">Bradley J., Luutonen J., Mari, [w:] The Uralic languages, ed. D. Abondolo, R.-L. Valijärvi, 2023.</text:p>
      <text:p text:style-name="_2e_a1_20_odstęp">tolampresent/ non-past</text:p>
      <text:p text:style-name="_2e_a1_20_odstęp">toľəmsimple past 1</text:p>
      <text:p text:style-name="_2e_a1_20_odstęp">tolənamsimple past 2</text:p>
      <text:p text:style-name="_2e_a1_20_odstęp">tolam əľəcompound imperfect I</text:p>
      <text:p text:style-name="_2e_a1_20_odstęp">tolam ulmašcompound imperfect II</text:p>
      <text:p text:style-name="_2e_a1_20_odstęp">tolənam əľəcompound perfect I</text:p>
      <text:p text:style-name="_2e_a1_20_odstęp">tolənam ulmašcompound perfect II</text:p>
      <text:p text:style-name="_2e_a1_20_odstęp">Pisząc o języku maryjskim po polsku, czyli w języku, w którym w ogóle niewiele o Maryjczykach się pisze, napotyka się tu i ówdzie problemy natury terminologicznej. Jak bowiem opisać zjawiska językowe, której dotąd opisywane były w polskim językoznawstwie sporadycznie, jeśli w ogóle?</text:p>
      <text:p text:style-name="_2e_a1_20_odstęp">Martin Haspelmath we wstępie do swojej gramatyki języka lezgińskiego (A grammar of Lezgian, 1993) objaśnił, że odszedł od nieprzejrzystej tradycyjnej terminologii gramatycznej używanej przez sowieckich autorów, jak „piąty elatiwus” czy „czas przeszły 3”, na rzecz terminów z ułatwiającą zapamiętanie zawartości opisową</text:p>
      <text:p text:style-name="_2e_a1_20_odstęp"><text:soft-page-break/>Inną cechą, która przyczynia się do tego, że niniejsza gramatyka jest przyjazna dla czytelników, jest unikanie nieprzejrzystych etykiet kategorii gramatycznych, takich jak „piąty elatiwus” czy „czas przeszły 3”. Zamiast tego zastosowano etykiety gramatyczne z ułatwiającą zapamiętanie zawartością opisową, takie jak „superelatiwus”, czy „czas przeszły dokonany”.</text:p>
      <text:h text:style-name="_2e_t1" text:outline-level="1">Transkrypcja i wymowa</text:h>
      <text:p text:style-name="_2e_a3_20_wysunięcie">Аа [a] — А wymawia się jak pol. ‹a›: ача ‘ojciec’, кава ‘niebo’.</text:p>
      <text:p text:style-name="_2e_a3_20_wysunięcie">Бб [b] — Б wymawia się jak pol. ‹b›: оҥамбал ‘półka’.</text:p>
      <text:p text:style-name="_2e_a3_20_wysunięcie">Вв [v] — В wymawia się jak pol. ‹w›: вуй ‘głowa’, ава ‘matka’.</text:p>
      <text:p text:style-name="_2e_a3_20_wysunięcie">Гг [g] — Г wymawia się jak pol. ‹g›: кугу ‘duży’, йыҥгыр ‘dzwonek’.</text:p>
      <text:p text:style-name="_2e_a3_20_wysunięcie">Дд [d] — Д wymawia się jak pol. ‹d›: лудаш ‘czytać’, кундем ‘region’.</text:p>
      <text:p text:style-name="_2e_a3_20_wysunięcie">Ее [e/ je] — Е na początku wyrazu, po samogłosce i po ъ wymawia się jak pol. ‹je›: ер ‘jezioro’, каен ‘poszedł’, лумъеҥ ‘bałwan’. W pozostałych pozycjach wymawia się jak pol. ‹e›: пеш ‘bardzo’.</text:p>
      <text:p text:style-name="_2e_a3_20_wysunięcie">Жж [ž] — Ж wymawia się jak pol. ‹ż›: жап ‘czas’, кужу ‘długi’.</text:p>
      <text:p text:style-name="_2e_a3_20_wysunięcie">Зз [z] — З wymawia się jak pol. ‹z›: иза ‘starszy brat’, таза ‘zdrowy’. Przed и zawsze twardo, jak w pol. ‹Zimbabwe›: изи ‘mały’.</text:p>
      <text:p text:style-name="_2e_a3_20_wysunięcie">Ии [i] — И wymawia się jak pol. ‹i›: ир ‘dziki’, изи ‘mały’.</text:p>
      <text:p text:style-name="_2e_a3_20_wysunięcie">Йй [j] — Й wymawia się jak pol. ‹j›: йӱк ‘głos, dźwięk’, мый ‘ja’.</text:p>
      <text:p text:style-name="_2e_a3_20_wysunięcie">Кк [k] — К wymawia się jak pol. ‹k›: ик ‘jeden’, кок ‘dwa’.</text:p>
      <text:p text:style-name="_2e_a3_20_wysunięcie">Лл [l/ ľ] — Л przed ь, ю i я jest wymawiane miękko, jak ‹gli› we wł. ‹figlio›: вольык ‘bydło’, лювык ‘brudny, niechlujny’, коля ‘mysz’. Na końcu wyrazu oraz przed pozostałymi literami z wyjątkiem е i и jest wymawiane twardo, jak pol. ‹l›: кол ‘ryba’, лум ‘śnieg’, олма ‘jabłko’. Przed е i и jest wymawiane twardo lub miękko w zależności od wyrazu.</text:p>
      <text:p text:style-name="_2e_a3_20_wysunięcie">Мм [m] — М wymawia się jak pol. ‹m›: мо ‘co?’, эм ‘lekarstwo’.</text:p>
      <text:p text:style-name="_2e_a3_20_wysunięcie">Нн [n/ ń] — Н przed ь, ю i я jest wymawiane miękko, jak pol. ‹ń›: тӱньык ‘komin’, нюстык ‘ponury’, арня ‘tydzień’. Na końcu wyrazu oraz przed pozostałymi literami z wyjątkiem е i и jest wymawiane twardo, jak pol. ‹n›: кӧн ‘czyj?’, нунылан ‘dla nich’. Przed е i и jest wymawiane twardo lub miękko w zależności od wyrazu.</text:p>
      <text:p text:style-name="_2e_a3_20_wysunięcie">Ҥҥ [ŋ] — Ҥ wymawia się jak ‹n› w pol. ‹bank› lub jak ‹ng› w ang. ‹king›: еҥ ‘człowiek’, саҥга ‘czoło’, оҥа ‘deska’.</text:p>
      <text:p text:style-name="_2e_a3_20_wysunięcie">Оо [o] — О wymawia się jak pol. ‹o›: мотор ‘ładny’, ошпоч ‘orzeł bielik’.</text:p>
      <text:p text:style-name="_2e_a3_20_wysunięcie"><text:soft-page-break/>Ӧӧ [ö] — Ӧ wymawia się jak w niem. ‹schön› lub fr. ‹fleur›: ӧртньӧр ‘siodło’, тӧр ‘płaski, równy’.</text:p>
      <text:p text:style-name="_2e_a3_20_wysunięcie">Пп [p] — П wymawia się jak pol. ‹p›: пу ‘drewno’, ӱп ‘włosy’.</text:p>
      <text:p text:style-name="_2e_a3_20_wysunięcie">Рр [r] — Р wymawia się jak pol. ‹r›: руш ‘Rosjanin’, яра ‘pusty’, пор ‘kreda’.</text:p>
      <text:p text:style-name="_2e_a3_20_wysunięcie">Сс [s] — С wymawia się jak pol. ‹s›: сӧсна ‘świnia’, кас ‘wieczór’. Przed и zawsze twardo, jak w pol. ‹Singapur›: ситаш ‘wystarczyć’.</text:p>
      <text:p text:style-name="_2e_a3_20_wysunięcie">Тт [t] — Т wymawia się jak pol. ‹t›: тул ‘ogień’, иктат ‘żaden, ani jeden’.</text:p>
      <text:p text:style-name="_2e_a3_20_wysunięcie">Уу [u] — У wymawia się jak pol ‹u›: мут ‘słowo’, кугу ‘duży’.</text:p>
      <text:p text:style-name="_2e_a3_20_wysunięcie">Ӱӱ [ü] — Ӱ wymawia się jak w niem. ‹über› lub fr. ‹sûr›: ӱй ‘masło’, кӱтӱ ‘stado’.</text:p>
      <text:p text:style-name="_2e_a3_20_wysunięcie">Чч [ć] — Ч wymawia się jak pol. ‹ć›: чӱчӱ ‘wujek’, поч ‘ogon’.</text:p>
      <text:p text:style-name="_2e_a3_20_wysunięcie">Шш [š] — Ш wymawia się jak pol. ‹sz›: шӱшпык ‘słowik’, шупшаш ‘ciągnąć’.</text:p>
      <text:p text:style-name="_2e_a3_20_wysunięcie">Ъъ (twardy znak) — Ъ pisze się w wyrazach złożonych, w których pierwszy element kończy się twardą spółgłoską, a drugi zaczyna od е, ю lub я: йыръюж ‘atmosfera’, лумъеҥ ‘bałwan’, оргъянда ‘pleksiglas’.</text:p>
      <text:p text:style-name="_2e_a3_20_wysunięcie">Ыы [ə] — Ы oznacza zredukowaną, centralną samogłoskę, jak ‹a› w ang. ‹ago› czy ‹comma›: ыр ‘kopiejka’, эрыкдымылык ‘niewola’.</text:p>
      <text:p text:style-name="_2e_a3_20_wysunięcie">Ьь (miękki znak) — Ь wskazuje miękką wymowę liter л i н na końcu wyrazu lub przed literami innymi niż е, и, ю i я: мугыль ‘pogardliwie’, мыскынь ‘nieszczęsny’, вольык ‘bydło’, тӱньык ‘komin’.</text:p>
      <text:p text:style-name="_2e_a3_20_wysunięcie">Ээ [e] — Э wymawia się jak pol ‹e›: эр ‘poranek’, куэ ‘brzoza’.</text:p>
      <text:p text:style-name="_2e_a3_20_wysunięcie">Юю [ju/ u] — Ю na początku wyrazu, po samogłosce i po ъ wymawia się jak pol. ‹ju›: Юл ‘Wołga’, омыю ‘senność’, йыръюж ‘atmosfera’. W pozostałych pozycjach wymawia się jak pol. ‹u›: нюстык ‘ponury’.</text:p>
      <text:p text:style-name="_2e_a3_20_wysunięcie">Яя [ja/ a] — Я na początku wyrazu, po samogłosce i po ъ wymawia się jak pol. ‹ja›: яндар ‘czysty’, ияш ‘pływać’, вӱдъяжга ‘trzcina’. W pozostałych pozycjach wymawia się jak pol. ‹a›: тӱня ‘świat’.</text:p>
      <text:h text:style-name="_2e_t1" text:outline-level="1">Trzej bracia</text:h>
      <text:p text:style-name="_2e_a1_20_odstęp">E., urodzony w 1322</text:p>
      <text:p text:style-name="_2e_a1_20_odstęp">V., urodzony w 1324</text:p>
      <text:p text:style-name="_2e_a1_20_odstęp">L., urodzony w 1328</text:p>
      <text:h text:style-name="_2e_t1" text:outline-level="1"><text:soft-page-break/>Poczekalnia</text:h>
      <text:p text:style-name="_2e_a1_20_odstęp">Alfabet maryjski i zarys wymowy</text:p>
      <text:p text:style-name="_2e_a1_20_odstęp">Klasyfikacja spółgłosek pod względem miejsca artykulacji:</text:p>
      <text:p text:style-name="_2e_a1_20_odstęp">spółgłoski wargowe: p b m v.</text:p>
      <text:p text:style-name="_2e_a1_20_odstęp">spółgłoski dwuwargowe: p b m.</text:p>
      <text:p text:style-name="_2e_a1_20_odstęp">spółgłoska wargowo-zębowa: v.</text:p>
      <text:p text:style-name="_2e_a1_20_odstęp">spółgłoski przedniojęzykowe: t d s z n r l š ž.</text:p>
      <text:p text:style-name="_2e_a1_20_odstęp">spółgłoski zębowe: t d s z n r l.</text:p>
      <text:p text:style-name="_2e_a1_20_odstęp">spółgłoski dziąsłowe: š ž.</text:p>
      <text:p text:style-name="_2e_a1_20_odstęp">spółgłoski środkowojęzykowe: ć ń ľ.</text:p>
      <text:p text:style-name="_2e_a1_20_odstęp">spółgłoski tylnojęzykowe: k g ŋ.</text:p>
      <text:p text:style-name="_2e_a1_20_odstęp">Redukcja samogłosek (!)</text:p>
      <text:p text:style-name="_2e_a1_20_odstęp">Harmonia wokaliczna</text:p>
      <text:p text:style-name="_2e_a1_20_odstęp">Harmonia wokaliczna (samogłoskowa) to zjawisko fonetyczne polegające na tym, że poszczególne wyrazy składają się z samogłosek podobnych do siebie pod względem wybranych cech artykulacyjnych.</text:p>
      <text:p text:style-name="_2e_a1_20_odstęp">[…]</text:p>
      <text:p text:style-name="_2e_a1_20_odstęp">Poniżej podsumowanie podziału samogłosek pod kątem harmonii wokalicznej oraz wyboru samogłoski w przyrostkach:</text:p>
      <text:p text:style-name="_2e_a1_20_odstęp">[i e ə a] → е</text:p>
      <text:p text:style-name="_2e_a1_20_odstęp">[u o] → о</text:p>
      <text:p text:style-name="_2e_a1_20_odstęp">[ü ö] → ӧ</text:p>
      <text:h text:style-name="_2e_t1" text:outline-level="1">Etymologie maryjskie</text:h>
      <text:p text:style-name="_2e_a1_20_odstęp">Skróty: arab. = arabski; czuw. = czuwaski; fiń. = fiński; pturk. = praturkijski; pur. = prauralski; ts. = to samo; udm. = udmurcki.</text:p>
      <text:p text:style-name="_2e_a1_20_odstęp"><text:soft-page-break/>кыраш ‘bić, walić, uderzać’ — udm. кораны ‘rąbać, ścinać’ — pur. *kirä-. [SUE4 12]</text:p>
      <text:p text:style-name="_2e_a1_20_odstęp">леве ‘ciepły’ — fiń. lämmin ‘ts.’ — pur. *lämpi. [TschW 335; SUE3 83–84]</text:p>
      <text:p text:style-name="_2e_a1_20_odstęp">олма ‘jabłko’. Czuw. улма/ олма ‘ts.’. [Fiedotow CM 256; TschW 448]</text:p>
      <text:p text:style-name="_2e_a1_20_odstęp">чиче ‘tanina’ — udm. ӵыж ‘rumiany’ — pur. *čijči. [SUE5 162–164]</text:p>
      <text:p text:style-name="_2e_a1_20_odstęp">шовын ‘mydło’. Czuw. супӑнь/ сопӑнь ‘ts.’. Z arab. [Fiedotow CM 227; TschW 691]</text:p>
      <text:p text:style-name="_2e_a1_20_odstęp">шӱдыр ‘gwiazda’. Czuw. ҫӑлтӑр ‘ts.’. Z pturk. *jaltuŕ. [Fiedotow CM 232; TschW 742; Stachowski 360]</text:p>
      <text:h text:style-name="_2e_t1" text:outline-level="1">Do zrobienia</text:h>
      <text:p text:style-name="_2e_a1_20_odstęp">Тугеже […] мыланем его высокопревосходительствылан возаш верештеш. [Wygodska 117] ‘W takim razie […] będę musiał napisać do jego wysokiej ekscelencji.’</text:p>
      <text:p text:style-name="_2e_a1_20_odstęp">тугеже ‘więc, zatem, w takim razie’.</text:p>
      <text:p text:style-name="_2e_a1_20_odstęp">мыланем cel. od мый ‘ja’.</text:p>
      <text:p text:style-name="_2e_a1_20_odstęp">его высокопревосходительствылан cel. od его высокопревосходительство ‘jego wysoka ekscelencja’. Высокопревосходительствылан to najdłuższy wyraz w przygotowanym dla serwisu Yandex Translate korpusie równoległym zawierającym ponad 370 tysięcy maryjsko-rosyjskich par zdań.</text:p>
      <text:p text:style-name="_2e_a1_20_odstęp">возаш (ем) ‘pisać’.</text:p>
      <text:p text:style-name="_2e_a1_20_odstęp">верештеш 3. os. lp. od верешташ (ам) ‘dostać się, znaleźć się, natknąć się’. Forma 3. os. lp. jest używana w konstrukcjach ‘(komuś) trzeba (zrobić), (ktoś) musi (zrobić)’.</text:p>
      <text:p text:style-name="_2e_a1_20_odstęp">Высокопревосходительствылан to najdłuższy wyraz w przygotowanym dla serwisu Yandex Translate korpusie równoległym zawierającym ponad 370 tysięcy maryjsko-rosyjskich par zdań. Wyraz pochodzi z maryjskiego tłumaczenia książki Emmy Wygodskiej pt. Пламя гнева (mar. Шыде тул, pol. ‘płomień gniewu’), a konkretnie ze zdania: тугеже […] мыланем его высокопревосходительствылан возаш верештеш ‘w takim razie […] będę musiał napisać do jego wysokiej ekscelencji’.</text:p>
      <text:p text:style-name="_2e_a1_20_odstęp">Закондымылыкыштлан нунылан тӱлалтеш. ‘Za ich nieprawość będzie im zapłacone.’</text:p>
      <text:p text:style-name="_2e_a1_20_odstęp">zakon ‘prawo, reguła’</text:p>
      <text:p text:style-name="_2e_a1_20_odstęp"><text:soft-page-break/>zakon-dəmə ‘bezprawny’</text:p>
      <text:p text:style-name="_2e_a1_20_odstęp">zakon-dəmə-lək ‘nieprawość, bezprawie’</text:p>
      <text:p text:style-name="_2e_a1_20_odstęp">zakon-dəmə-lək-əšt ‘ich nieprawość’</text:p>
      <text:p text:style-name="_2e_a1_20_odstęp">zakon-dəmə-lək-əšt-lan ‘za ich nieprawość’</text:p>
      <text:p text:style-name="_2e_a1_20_odstęp">Zakondəmələkəštlan to najdłuższy wyraz w maryjskim Nowym Testamencie. Jest częścią zdania z Drugiego Listu św. Piotra (2,13): zakondəmələkəštlan nunəlan tülalteš ‘za ich nieprawość będzie im zapłacone’.</text:p>
      <text:p text:style-name="_2e_a1_20_odstęp">Inną ciekawostką z tego zdania jest podwójny celownik (z przyrostkiem лан):</text:p>
      <text:p text:style-name="_2e_a1_20_odstęp">закондымылыкышт ‘ich nieprawość’</text:p>
      <text:p text:style-name="_2e_a1_20_odstęp">закондымылыкышт-лан ‘za ich nieprawość’</text:p>
      <text:p text:style-name="_2e_a1_20_odstęp">нуно ‘oni’</text:p>
      <text:p text:style-name="_2e_a1_20_odstęp">нуны-лан ‘im, dla nich’</text:p>
      <text:p text:style-name="_2e_a1_20_odstęp">Czasowniki takie jak тӱлаш ‘płacić’ i тӱлалташ ‘być płaconym’ łączą się z dwoma celownikami, żeby pokazać, komu i za co się płaci.</text:p>
      <text:p text:style-name="_2e_a1_20_odstęp">Мыйын шылтен кийыктымем теве, тудо пеш тыглай ой: ик шӱм гына пӱсын ужеш. Шинча дене эн тӱҥжым ужын от шукто.</text:p>
      <text:p text:style-name="_2e_a1_20_odstęp">Теве мӹньӹн икмахатем, тӹдӹ пиш проста: йӓнг доно веле яжон ужаш лиэш. Сек керӓл сӹнзӓлӓн ак кай.</text:p>
      <text:p text:style-name="_2e_a1_20_odstęp">Ӱҥгын ӱмыржӧ айдемын нарак, тудо кокла шот дене шымле ий ила. Ӱҥгӧ ‘puchacz’ to najkrótszy wyraz zawierający wszystkie trzy charakterystyczne dla języka maryjskiego litery alfabetu: ҥ, ӧ, ӱ.</text:p>
      <text:h text:style-name="_2e_t1" text:outline-level="1">Źródła</text:h>
      <text:p text:style-name="_2e_a1_20_odstęp">Wasiljew = Васильев В.Н., Русско-марийский разговорник, 2004.</text:p>
      <text:p text:style-name="_2e_a1_20_odstęp">Wygodska = Выгодская Э., Шыде тул, кус. А.С. Смирнов, 1954.</text:p>
      <text:p text:style-name="_2e_a1_20_odstęp">ODSŁOWNIK</text:p>
      <text:p text:style-name="_2e_a1_20_odstęp">ODSŁOWNIK (odsłownik twierdzący) ma przyrostek ‑маш/ ‑ымаш.</text:p>
      <text:p text:style-name="_2e_a1_20_odstęp"><text:soft-page-break/>„am”„em”</text:p>
      <text:p text:style-name="_2e_a1_20_odstęp">odsł.‑маш‑ымаш</text:p>
      <text:p text:style-name="_2e_a1_20_odstęp">Czasowniki</text:p>
      <text:p text:style-name="_2e_a1_20_odstęp">Tryb oznajmujący: czas teraźniejszy</text:p>
      <text:p text:style-name="_2e_a1_20_odstęp">Czas teraźniejszy to właściwie czas teraźniejszo-przyszły.</text:p>
      <text:p text:style-name="_2e_a1_20_odstęp">„am”„em”</text:p>
      <text:p text:style-name="_2e_a1_20_odstęp">1. os. lp.‑ам‑ем</text:p>
      <text:p text:style-name="_2e_a1_20_odstęp">2. os.‑ат‑ет</text:p>
      <text:p text:style-name="_2e_a1_20_odstęp">3. os.‑еш‑а</text:p>
      <text:p text:style-name="_2e_a1_20_odstęp">1. os. lm.‑ына‑ена</text:p>
      <text:p text:style-name="_2e_a1_20_odstęp">2. os.‑ыда‑еда</text:p>
      <text:p text:style-name="_2e_a1_20_odstęp">3. os.‑ыт‑ат</text:p>
      <text:p text:style-name="_2e_a1_20_odstęp">Poniżej przykłady odmiany bardzo regularnych czasowników:</text:p>
      <text:p text:style-name="_2e_a1_20_odstęp">ужаш (ам) ‘widzieć’: ужам, ужат, ужеш, ужына, ужыда, ужыт.</text:p>
      <text:p text:style-name="_2e_a1_20_odstęp">ончаш (ем) ‘patrzeć’: ончем, ончет, онча, ончена, ончеда, ончат.</text:p>
      <text:p text:style-name="_2e_a1_20_odstęp">Tryb oznajmujący: czas przeszły prosty I</text:p>
      <text:p text:style-name="_2e_a1_20_odstęp">„am”„em”</text:p>
      <text:p text:style-name="_2e_a1_20_odstęp">1. os. lp.‑ым‑ышым</text:p>
      <text:p text:style-name="_2e_a1_20_odstęp">2. os.‑ыч‑ышыч</text:p>
      <text:p text:style-name="_2e_a1_20_odstęp">3. os.‑Е‑ыш</text:p>
      <text:p text:style-name="_2e_a1_20_odstęp">1. os. lm.‑на‑ышна</text:p>
      <text:p text:style-name="_2e_a1_20_odstęp">2. os.‑да‑ышда</text:p>
      <text:p text:style-name="_2e_a1_20_odstęp">3. os.‑ыч‑ышт</text:p>
      <text:p text:style-name="_2e_a1_20_odstęp">Koncówki ‑на i ‑да w formach 1. i 2. os. lm. (obu koniugacji) mogą być akcentowane lub nie.</text:p>
      <text:p text:style-name="_2e_a1_20_odstęp">Poniżej przykłady odmiany bardzo regularnych czasowników:</text:p>
      <text:p text:style-name="_2e_a1_20_odstęp"><text:soft-page-break/>лудаш (ам) ‘czytać’: лудым, лудыч, лудо, лудна, лудда, лудыч.</text:p>
      <text:p text:style-name="_2e_a1_20_odstęp">возаш (ем) ‘pisać’: возышым, возышыч, возыш, возышна, возышда, возышт.</text:p>
      <text:p text:style-name="_2e_a1_20_odstęp">Tryb oznajmujący: czas przeszły prosty II</text:p>
      <text:p text:style-name="_2e_a1_20_odstęp">Przyrostki tradycyjnych form analitycznych:</text:p>
      <text:p text:style-name="_2e_a1_20_odstęp">„am”„em”</text:p>
      <text:p text:style-name="_2e_a1_20_odstęp">1. os. lp.‑ын улам‑ен улам</text:p>
      <text:p text:style-name="_2e_a1_20_odstęp">2. os.‑ын улат‑ен улат</text:p>
      <text:p text:style-name="_2e_a1_20_odstęp">3. os.‑ын‑ен</text:p>
      <text:p text:style-name="_2e_a1_20_odstęp">1. os. lm.‑ын улына‑ен улына</text:p>
      <text:p text:style-name="_2e_a1_20_odstęp">2. os.‑ын улыда‑ен улыда</text:p>
      <text:p text:style-name="_2e_a1_20_odstęp">3. os.‑ын улыт‑ен улыт</text:p>
      <text:p text:style-name="_2e_a1_20_odstęp">Przyrostki form syntetycznych:</text:p>
      <text:p text:style-name="_2e_a1_20_odstęp">„am”„em”</text:p>
      <text:p text:style-name="_2e_a1_20_odstęp">1. os. lp.‑ынам‑енам</text:p>
      <text:p text:style-name="_2e_a1_20_odstęp">2. os.‑ынат‑енат</text:p>
      <text:p text:style-name="_2e_a1_20_odstęp">3. os.‑ын‑ен</text:p>
      <text:p text:style-name="_2e_a1_20_odstęp">1. os. lm.‑ынна‑енна</text:p>
      <text:p text:style-name="_2e_a1_20_odstęp">2. os.‑ында‑енда</text:p>
      <text:p text:style-name="_2e_a1_20_odstęp">3. os.‑ыныт‑еныт</text:p>
      <text:p text:style-name="_2e_a1_20_odstęp">Poniżej syntetyczne formy bardzo regularnych czasowników:</text:p>
      <text:p text:style-name="_2e_a1_20_odstęp">шочаш (ам) ‘urodzić się’: шочынам, шочынат, шочын, шочынна, шочында, шочыныт.</text:p>
      <text:p text:style-name="_2e_a1_20_odstęp">колаш (ем) ‘umrzeć’: коленам, коленат, колен, коленна, коленда, коленыт.</text:p>
      <text:p text:style-name="_2e_a1_20_odstęp">Tryb chcący: czas teraźniejszy</text:p>
      <text:p text:style-name="_2e_a1_20_odstęp">„am”„em”</text:p>
      <text:p text:style-name="_2e_a1_20_odstęp">1. os. lp.‑нем‑ынем</text:p>
      <text:p text:style-name="_2e_a1_20_odstęp"><text:soft-page-break/>2. os.‑нет‑ынет</text:p>
      <text:p text:style-name="_2e_a1_20_odstęp">3. os.‑неже‑ынеже</text:p>
      <text:p text:style-name="_2e_a1_20_odstęp">1. os. lm.‑нена‑ынена</text:p>
      <text:p text:style-name="_2e_a1_20_odstęp">2. os.‑неда‑ынеда</text:p>
      <text:p text:style-name="_2e_a1_20_odstęp">3. os.‑нешт‑ынешт</text:p>
      <text:p text:style-name="_2e_a1_20_odstęp">Tryb rozkazujący</text:p>
      <text:p text:style-name="_2e_a1_20_odstęp">„am”„em”</text:p>
      <text:p text:style-name="_2e_a1_20_odstęp">1. os. lp.——</text:p>
      <text:p text:style-name="_2e_a1_20_odstęp">2. os.(jak to nazwać?)‑Е</text:p>
      <text:p text:style-name="_2e_a1_20_odstęp">3. os.‑шЕ/ ‑жЕ‑ыжЕ</text:p>
      <text:p text:style-name="_2e_a1_20_odstęp">1. os. lm.(‑ына)(‑ена)</text:p>
      <text:p text:style-name="_2e_a1_20_odstęp">2. os.‑са/ ‑за‑ыза</text:p>
      <text:p text:style-name="_2e_a1_20_odstęp">3. os.‑ышт‑ышт</text:p>
      <text:p text:style-name="_2e_a1_20_odstęp">W 1. os. lm. używa się form trybu oznajmującego, np. лудына ‘czytamy; czytajmy’, возена ‘piszemy; piszmy’. Przyrostki ‑са/ ‑за w formach 2. os. lm. (obu koniugacji) są niekacentowane.</text:p>
      <text:p text:style-name="_2e_a1_20_odstęp">Dopełniacz</text:p>
      <text:p text:style-name="_2e_a1_20_odstęp">Przyrostkiem dopełniacza jest ‑н/ ‑ын.</text:p>
      <text:p text:style-name="_2e_a1_20_odstęp">mian.dop.</text:p>
      <text:p text:style-name="_2e_a1_20_odstęp">ача ‘ojciec’ачан</text:p>
      <text:p text:style-name="_2e_a1_20_odstęp">эрге ‘syn’эргын</text:p>
      <text:p text:style-name="_2e_a1_20_odstęp">чӱчӱ ‘wujek’чӱчӱн</text:p>
      <text:p text:style-name="_2e_a1_20_odstęp">ӱдыр ‘córka’ӱдырын</text:p>
      <text:p text:style-name="_2e_a1_20_odstęp">Celownik</text:p>
      <text:p text:style-name="_2e_a1_20_odstęp">Przyrostkiem celownika jest ‑лан.</text:p>
      <text:p text:style-name="_2e_a1_20_odstęp">mian.cel.</text:p>
      <text:p text:style-name="_2e_a1_20_odstęp"><text:soft-page-break/>ача ‘ojciec’ачалан</text:p>
      <text:p text:style-name="_2e_a1_20_odstęp">эрге ‘syn’эргылан</text:p>
      <text:p text:style-name="_2e_a1_20_odstęp">чӱчӱ ‘wujek’чӱчӱлан</text:p>
      <text:p text:style-name="_2e_a1_20_odstęp">ӱдыр ‘córka’ӱдырлан</text:p>
      <text:p text:style-name="_2e_a1_20_odstęp">Przyrostek ‑лан może być akcentowany lub nie; w tym drugim przypadku akcent pada na tę samą sylabę co w mianowniku.</text:p>
      <text:p text:style-name="_2e_a1_20_odstęp">Inessiwus</text:p>
      <text:p text:style-name="_2e_a1_20_odstęp">Przyrostkiem inessiwu jest ‑штЕ/ ‑ыштЕ.</text:p>
      <text:p text:style-name="_2e_a1_20_odstęp">mian.iness.</text:p>
      <text:p text:style-name="_2e_a1_20_odstęp">ола ‘miasto’олаште</text:p>
      <text:p text:style-name="_2e_a1_20_odstęp">корно ‘droga’корнышто</text:p>
      <text:p text:style-name="_2e_a1_20_odstęp">пасу ‘pole’пасушто</text:p>
      <text:p text:style-name="_2e_a1_20_odstęp">пӧрт ‘dom’пӧртыштӧ</text:p>
      <text:p text:style-name="_2e_a1_20_odstęp">Illatiwus</text:p>
      <text:p text:style-name="_2e_a1_20_odstęp">Przyrostkiem illatiwu jest ‑ш(кЕ)/ ‑ыш(кЕ).</text:p>
      <text:p text:style-name="_2e_a1_20_odstęp">mian.illat.</text:p>
      <text:p text:style-name="_2e_a1_20_odstęp">ола ‘miasto’олаш(ке)</text:p>
      <text:p text:style-name="_2e_a1_20_odstęp">корно ‘droga’корныш(ко)</text:p>
      <text:p text:style-name="_2e_a1_20_odstęp">пасу ‘pole’пасуш(ко)</text:p>
      <text:p text:style-name="_2e_a1_20_odstęp">пӧрт ‘dom’пӧртыш(кӧ)</text:p>
      <text:p text:style-name="_2e_a1_20_odstęp">Latiwus</text:p>
      <text:p text:style-name="_2e_a1_20_odstęp">Przyrostkiem latiwu jest ‑ш/ ‑еш/ ‑эш.</text:p>
      <text:p text:style-name="_2e_a1_20_odstęp">mian.lat.</text:p>
      <text:p text:style-name="_2e_a1_20_odstęp">ола ‘miasto’олаш</text:p>
      <text:p text:style-name="_2e_a1_20_odstęp">корно ‘droga’корнеш</text:p>
      <text:p text:style-name="_2e_a1_20_odstęp">пасу ‘pole’пасуэш</text:p>
      <text:p text:style-name="_2e_a1_20_odstęp"><text:soft-page-break/>пӧрт ‘dom’пӧртеш</text:p>
      <text:p text:style-name="_2e_a1_20_odstęp">Rzeczowniki zakończone na [j] odmieniają się regularnie, ale należy zwrócić uwagę na pisownię, np. мӱй ‘miód’ : мӱеш.</text:p>
      <text:p text:style-name="_2e_a1_20_odstęp">Komitatiwus</text:p>
      <text:p text:style-name="_2e_a1_20_odstęp">Przyrostkiem komitatiwu jest ‑ге. Poniższe przykłady to maryjskie żeńskie imiona.</text:p>
      <text:p text:style-name="_2e_a1_20_odstęp">mian.kom.</text:p>
      <text:p text:style-name="_2e_a1_20_odstęp">ОняОняге</text:p>
      <text:p text:style-name="_2e_a1_20_odstęp">ОшалгеОшалгыге</text:p>
      <text:p text:style-name="_2e_a1_20_odstęp">ОроптиОроптиге</text:p>
      <text:p text:style-name="_2e_a1_20_odstęp">ОшалякОшалякге</text:p>
      <text:p text:style-name="_2e_a1_20_odstęp">Przyrostek komitatiwu jest akcentowany.</text:p>
      <text:p text:style-name="_2e_a1_20_odstęp">Komparatiwus</text:p>
      <text:p text:style-name="_2e_a1_20_odstęp">Przyrostkiem komparatiwu jest ‑ла. Poniższe przykłady to maryjskie żeńskie imiona.</text:p>
      <text:p text:style-name="_2e_a1_20_odstęp">mian.komp.</text:p>
      <text:p text:style-name="_2e_a1_20_odstęp">ОняОняла</text:p>
      <text:p text:style-name="_2e_a1_20_odstęp">ОшалгеОшалгыла</text:p>
      <text:p text:style-name="_2e_a1_20_odstęp">ОроптиОроптила</text:p>
      <text:p text:style-name="_2e_a1_20_odstęp">ОшалякОшалякла</text:p>
      <text:p text:style-name="_2e_a1_20_odstęp">Przyrostek komparatiwu jest nieakcentowany, więc akcent pada na tę samą sylabę co w mianowniku.</text:p>
      <text:p text:style-name="_2e_a1_20_odstęp">Drachenfutter rn. ‘jedzenia dla smoka’. Od Drache rm. ‘smok’ i Futter rn. ‘pożywienie, karma’. W przenośni Drachenfutter oznacza upominek, np. kwiaty lub słodycze, dla bliskiej osoby, która się gniewa.</text:p>
      <text:h text:style-name="_2e_t1" text:outline-level="1">Słownictwo</text:h>
      <text:p text:style-name="_2e_a1_20_odstęp">Пешкыде ‘twardy’ i пушкыдо ‘miękki’ to para zaskakująco podobnych antonimów.</text:p>
      <text:h text:style-name="_2e_t1" text:outline-level="1"><text:soft-page-break/>Cytaty</text:h>
      <text:p text:style-name="_2e_a1_20_odstęp">The clumsiest literal translation is a thousand times more useful than the prettiest paraphrase. — Vladimir Nabokov</text:p>
      <text:p text:style-name="_2e_a1_20_odstęp">Es gibt keine schlechten schüler, es gibt nur miserable lernmethoden. — Sebastian Leitner</text:p>
      <text:p text:style-name="_2e_a1_20_odstęp">If learning a foreign language really is important to you, itʼs up to you to make time for it in your day. — John Fotheringham</text:p>
      <text:p text:style-name="_2e_a1_20_odstęp">If you know how to handle the verbs, you know how to handle the language. Everything else is just vocabulary. — Michel Thomas</text:p>
      <text:p text:style-name="_2e_a1_20_odstęp">No language is justly studied merely as an aid to other purposes. It will in fact better serve other purposes, philological or historical, when it is studied for love, for itself. — J.R.R. Tolkien</text:p>
      <text:p text:style-name="_2e_a1_20_odstęp">No man can be a good citizen if he is not at least in process of learning to speak the language of his fellow-citizens. — Theodore Roosevelt</text:p>
      <text:p text:style-name="_2e_a1_20_odstęp">No painting, no art, no photograph in the world can excite me as much as a printed page of text in a foreign language I canʼt read… yet. — Barry Farber</text:p>
      <text:p text:style-name="_2e_a1_20_odstęp">Self-education is, I firmly believe, the only kind of education there is. — Isaac Asimov</text:p>
      <text:p text:style-name="_2e_a1_20_odstęp">A year from now you will wish you had started today. — Karen Lamb</text:p>
      <text:h text:style-name="_2e_t1" text:outline-level="1">Maryjczycy i języki maryjskie w spisie powszechnym</text:h>
      <text:p text:style-name="_2e_a1_20_odstęp">Poniżej garść wybranych danych ze Wszechrosyjskiego Spisu Powszechnego 2020, którego wyniki pod koniec grudnia 2022 roku opublikowała rosyjska Federalna Służba Statystyki Państwowej (Rosstat).</text:p>
      <text:p text:style-name="_2e_a1_20_odstęp">W spisie wymieniono trzy grupy narodowościowe Maryjczyków:</text:p>
      <text:p text:style-name="_2e_a1_20_odstęp">M₁ = марийцы (мар, мари, марий, меря, черемисы)</text:p>
      <text:p text:style-name="_2e_a1_20_odstęp">M₂ = горные марийцы (горномарийцы)</text:p>
      <text:p text:style-name="_2e_a1_20_odstęp">M₃ = лугово-восточные марийцы (луговые марийцы, уральские марийцы)</text:p>
      <text:p text:style-name="_2e_a1_20_odstęp">oraz trzy grupy językowe:</text:p>
      <text:p text:style-name="_2e_a1_20_odstęp"><text:soft-page-break/>jM₁ = марийский</text:p>
      <text:p text:style-name="_2e_a1_20_odstęp">jM₂ = горномарийский</text:p>
      <text:p text:style-name="_2e_a1_20_odstęp">jM₃ = лугово-восточный марийский</text:p>
      <text:p text:style-name="_2e_a1_20_odstęp">Tom 5, tabela 1: Narodowość. Narodowość maryjską zadeklarowało 437 981 osób (M₁ 423 803, M₂ 14 077, M₃ 101).</text:p>
      <text:p text:style-name="_2e_a1_20_odstęp">Tom 5, tabela 3: Znajomość języka rosyjskiego. Znajomość języka rosyjskiego zadeklarowało 430 022 Maryjczyków (M₁ 416 087, M₂ 13 834, M₃ 101), z czego na co dzień posługuje się nim 417 407 Maryjczyków (M₁ 404 835, M₂ 12 472, M₃ 100).</text:p>
      <text:p text:style-name="_2e_a1_20_odstęp">Tom 5, tabela 4: Znajomość języków. Znajomość języków maryjskich zadeklarowały 274 303 osoby (jM₁ 258 722, jM₂ 15 352, jM₃ 229), z czego na co dzień posługuje się nimi 243 707 osób (jM₁ 228 678, jM₂ 14 882, jM₃ 147).</text:p>
      <text:p text:style-name="_2e_a1_20_odstęp">Tom 5, tabela 5: Znajomość języków wg najliczniejszych narodowości. Najwięcej użytkowników języki maryjskie mają wśród następujących narodowości:</text:p>
      <text:p text:style-name="_2e_a1_20_odstęp">jM₁</text:p>
      <text:p text:style-name="_2e_a1_20_odstęp">jM₂</text:p>
      <text:p text:style-name="_2e_a1_20_odstęp">jM₃</text:p>
      <text:p text:style-name="_2e_a1_20_odstęp">Σ</text:p>
      <text:p text:style-name="_2e_a1_20_odstęp">Maryjczycy</text:p>
      <text:p text:style-name="_2e_a1_20_odstęp">241 194</text:p>
      <text:p text:style-name="_2e_a1_20_odstęp">15 088</text:p>
      <text:p text:style-name="_2e_a1_20_odstęp">181</text:p>
      <text:p text:style-name="_2e_a1_20_odstęp">256 463</text:p>
      <text:p text:style-name="_2e_a1_20_odstęp">Rosjanie</text:p>
      <text:p text:style-name="_2e_a1_20_odstęp">10 397</text:p>
      <text:p text:style-name="_2e_a1_20_odstęp">131</text:p>
      <text:p text:style-name="_2e_a1_20_odstęp">37</text:p>
      <text:p text:style-name="_2e_a1_20_odstęp">10 565</text:p>
      <text:p text:style-name="_2e_a1_20_odstęp">Tatarzy</text:p>
      <text:p text:style-name="_2e_a1_20_odstęp"><text:soft-page-break/>2 223</text:p>
      <text:p text:style-name="_2e_a1_20_odstęp">2</text:p>
      <text:p text:style-name="_2e_a1_20_odstęp">1</text:p>
      <text:p text:style-name="_2e_a1_20_odstęp">2 226</text:p>
      <text:p text:style-name="_2e_a1_20_odstęp">Baszkirowie</text:p>
      <text:p text:style-name="_2e_a1_20_odstęp">1 785</text:p>
      <text:p text:style-name="_2e_a1_20_odstęp">—</text:p>
      <text:p text:style-name="_2e_a1_20_odstęp">—</text:p>
      <text:p text:style-name="_2e_a1_20_odstęp">1 785</text:p>
      <text:p text:style-name="_2e_a1_20_odstęp">Czuwasze</text:p>
      <text:p text:style-name="_2e_a1_20_odstęp">377</text:p>
      <text:p text:style-name="_2e_a1_20_odstęp">59</text:p>
      <text:p text:style-name="_2e_a1_20_odstęp">—</text:p>
      <text:p text:style-name="_2e_a1_20_odstęp">436</text:p>
      <text:p text:style-name="_2e_a1_20_odstęp">Udmurci</text:p>
      <text:p text:style-name="_2e_a1_20_odstęp">321</text:p>
      <text:p text:style-name="_2e_a1_20_odstęp">—</text:p>
      <text:p text:style-name="_2e_a1_20_odstęp">—</text:p>
      <text:p text:style-name="_2e_a1_20_odstęp">321</text:p>
      <text:p text:style-name="_2e_a1_20_odstęp">Pozostałe narodowości deklarujące znajomość języków maryjskich (bez podziału na jM₁, jM₂, jM₃):</text:p>
      <text:section text:style-name="Sect1" text:name="Section2">
        <text:p text:style-name="_2e_a3_20_wysunięcie">Mordwini (49)</text:p>
        <text:p text:style-name="_2e_a3_20_wysunięcie">Ukraińcy (49)</text:p>
        <text:p text:style-name="_2e_a3_20_wysunięcie">Ormianie (27)</text:p>
        <text:p text:style-name="_2e_a3_20_wysunięcie">Uzbecy (21)</text:p>
        <text:p text:style-name="_2e_a3_20_wysunięcie">Kazachowie (17)</text:p>
        <text:p text:style-name="_2e_a3_20_wysunięcie">Kereszeni (17)</text:p>
        <text:p text:style-name="_2e_a3_20_wysunięcie">Białorusini (15)</text:p>
        <text:p text:style-name="_2e_a3_20_wysunięcie">Azerowie (10)</text:p>
        <text:p text:style-name="_2e_a3_20_wysunięcie">Tadżycy (9)</text:p>
        <text:p text:style-name="_2e_a3_20_wysunięcie">Mołdawianie (8)</text:p>
        <text:p text:style-name="_2e_a3_20_wysunięcie">Komi Zyrianie (7)</text:p>
        <text:p text:style-name="_2e_a3_20_wysunięcie">Niemcy (7)</text:p>
        <text:p text:style-name="_2e_a3_20_wysunięcie">Awarowie (6)</text:p>
        <text:p text:style-name="_2e_a3_20_wysunięcie">Czeczeńcy (6)</text:p>
        <text:p text:style-name="_2e_a3_20_wysunięcie">Koreańczycy (6)</text:p>
        <text:p text:style-name="_2e_a3_20_wysunięcie">Turkmeni (5)</text:p>
        <text:p text:style-name="_2e_a3_20_wysunięcie">Gruzini (4)</text:p>
        <text:p text:style-name="_2e_a3_20_wysunięcie">Lezgini (4)</text:p>
        <text:p text:style-name="_2e_a3_20_wysunięcie">Osetyjczycy (4)</text:p>
        <text:p text:style-name="_2e_a3_20_wysunięcie">Żydzi (4)</text:p>
        <text:p text:style-name="_2e_a3_20_wysunięcie">Kozacy (3)</text:p>
        <text:p text:style-name="_2e_a3_20_wysunięcie">Erzjanie (2)</text:p>
        <text:p text:style-name="_2e_a3_20_wysunięcie">Jakuci (2)</text:p>
        <text:p text:style-name="_2e_a3_20_wysunięcie">Kirgizi (2)</text:p>
        <text:p text:style-name="_2e_a3_20_wysunięcie"><text:soft-page-break/>Komi Permiacy (2)</text:p>
        <text:p text:style-name="_2e_a3_20_wysunięcie">Buriaci (1)</text:p>
        <text:p text:style-name="_2e_a3_20_wysunięcie">Chakasi (1)</text:p>
        <text:p text:style-name="_2e_a3_20_wysunięcie">Grecy (1)</text:p>
        <text:p text:style-name="_2e_a3_20_wysunięcie">Kałmucy (1)</text:p>
        <text:p text:style-name="_2e_a3_20_wysunięcie">Karelowie (1)</text:p>
        <text:p text:style-name="_2e_a3_20_wysunięcie">Kumycy (1)</text:p>
        <text:p text:style-name="_2e_a3_20_wysunięcie">Lakowie (1)</text:p>
        <text:p text:style-name="_2e_a3_20_wysunięcie">Tatarzy krymscy (1)</text:p>
      </text:section>
      <text:h text:style-name="_2e_t1" text:outline-level="1">cytaty</text:h>
      <text:p text:style-name="_2e_a1_20_odstęp">Excellence is an art won by training and habituation: we do not act rightly because we have virtue or excellence, but we rather have these because we have acted rightly; “these virtues are formed in man by his doing the actions”; we are what we repeatedly do. Excellence, then, is not an act but a habit: “the good of man is a working of the soul in the way of excellence in a complete life; …for as it is not one swallow or one fine day that makes a spring, so it is not one day or a short time that makes a man blessed and happy.” [W. Durant, The story of philosophy: the lives and opinions of the greater philosophers, 1962, p. 74.]</text:p>
      <text:p text:style-name="_2e_a1_20_odstęp">For too long, second language teaching has been dominated by an emphasis on communication, but accurate communication depends largely on an extensive knowledge of vocabulary. [K.S. Folse, Myths about teaching and learning second language vocabulary: what recent research says, 2004, p. 10.]</text:p>
      <text:p text:style-name="_2e_a1_20_odstęp">Learning a language entails learning numerous aspects about that language, including its pronunciation, writing system, syntax, pragmatics, rhetorical modes for reading and composition, culture, and spelling, but the most important aspect is vocabulary. [K.S. Folse, Myths about teaching and learning second language vocabulary: what recent research says, 2004, p. 1.]</text:p>
      <text:p text:style-name="_2e_a1_20_odstęp">[…] no language is justly studied merely as an aid to other purposes. It will in fact better serve other purposes, philological or historical, when it is studied for love, for itself. [J.R.R. Tolkien, English and Welsh, [w:] The monsters and the critics, and other essays, ed. C. Tolkien, 1997, p. 189.]</text:p>
      <text:p text:style-name="_2e_a1_20_odstęp">Success in language learning is determined by a simple equation: invested time + interestedness = result. [K. Lómb, Polyglot: how I learn languages, 2008, p. 173.]</text:p>
      <text:h text:style-name="_2e_t1" text:outline-level="1"><text:soft-page-break/>apostrof i cudzysłów definicyjny</text:h>
      <text:p text:style-name="_2e_a1_20_odstęp">Apostrof (◌ʼ◌, w Unikodzie: U+02BC) to pojedynczy znak, który jest częścią wyrazu.</text:p>
      <text:p text:style-name="_2e_a1_20_odstęp">W lipcu ʼ81 OʼBrien wyrzucił Jimmyʼego z collegeʼu za newageʼowe poglądy.¹</text:p>
      <text:p text:style-name="_2e_a1_20_odstęp">I shouldnʼtʼve been talkinʼ to yʼallʼs friendsʼ parents.</text:p>
      <text:p text:style-name="_2e_a1_20_odstęp">Cudzysłów definicyjny (‘◌’, w Unikodzie: U+2018 i U+2019) to właściwie para znaków — cudzysłów otwierający i cudzysłów zamykający — które obejmują tekst, podobnie jak para nawiasów. Jest często używany do podawania znaczeń wyrazów i zwrotów w obcym języku.</text:p>
      <text:p text:style-name="_2e_a1_20_odstęp">Przymiotniki happy ‘szczęśliwy’ i sad ‘smutny’ to para antonimów.</text:p>
      <text:p text:style-name="_2e_a1_20_odstęp">Angielski zwrot to kick the bucket — dosł. ‘kopnąć w wiadro’ — znaczy ‘kopnąć w kalendarz, umrzeć’.</text:p>
      <text:p text:style-name="_2e_a1_20_odstęp">I nie robi na mnie wrażenia stanowisko konsorcjum Unicode, które zaleca używanie zamykającego cudzysłowu U+2019 w funkcji apostrofu.²</text:p>
      <text:p text:style-name="_2e_a1_20_odstęp">¹ Por.: A. Wolański, Edycja tekstów. Praktyczny poradnik, 2008, s. 63–64.</text:p>
      <text:p text:style-name="_2e_a1_20_odstęp">² Zob.: https://tedclancy.wordpress.com/2015/06/03/which-unicode-character-should-represent-the-english-apostrophe-and-why-the-unicode-committee-is-very-wrong/</text:p>
      <text:h text:style-name="_2e_t1" text:outline-level="1">Dialekty maryjskie w TschW</text:h>
      <text:p text:style-name="_2e_a1_20_odstęp">Źródło: Moisio A., Saarinen S., Tscheremissisches Wörterbuch, 2008. Wydanie cyfrowe z 2023 dostępne na stronie https://doi.org/10.33341/sus.877.</text:p>
      <text:p text:style-name="_2e_a3_20_wysunięcie">O = Ostdialekt</text:p>
      <text:p text:style-name="_2e_a3_20_wysunięcie">Ob₁ = Birsk, Čurajevo</text:p>
      <text:p text:style-name="_2e_a3_20_wysunięcie">Ob₂ = Birsk</text:p>
      <text:p text:style-name="_2e_a3_20_wysunięcie">Oka = Kaltasy, Čaškino</text:p>
      <text:p text:style-name="_2e_a3_20_wysunięcie">Okr = Krasnoufimsk, Nižnij Potam</text:p>
      <text:p text:style-name="_2e_a3_20_wysunięcie">Ok = Bolšoj Kiľmez</text:p>
      <text:p text:style-name="_2e_a3_20_wysunięcie">M = Wiesen- bzw. Mitteldialekt</text:p>
      <text:p text:style-name="_2e_a3_20_wysunięcie">Ms = Sernur</text:p>
      <text:p text:style-name="_2e_a3_20_wysunięcie">Mm₁, Mm₂, Mm₃ = Morki</text:p>
      <text:p text:style-name="_2e_a3_20_wysunięcie">Mmu = Mari Ušem</text:p>
      <text:p text:style-name="_2e_a3_20_wysunięcie"><text:soft-page-break/>Mwo = Wolga-Dialekt, Krasnyj Jar</text:p>
      <text:p text:style-name="_2e_a3_20_wysunięcie">Mup = Upša</text:p>
      <text:p text:style-name="_2e_a3_20_wysunięcie">NW = Nordwestdialekt</text:p>
      <text:p text:style-name="_2e_a3_20_wysunięcie">NW = Jaransk</text:p>
      <text:p text:style-name="_2e_a3_20_wysunięcie">W = West- bzw. Bergdialekt</text:p>
      <text:p text:style-name="_2e_a3_20_wysunięcie">W₁ = Koźmodemjansk, Jelasy</text:p>
      <text:p text:style-name="_2e_a3_20_wysunięcie">W₂ = Koźmodemjansk, Jatykovo</text:p>
      <text:h text:style-name="_2e_t1" text:outline-level="1">Ubezdźwięcznienie spółgłosek</text:h>
      <text:p text:style-name="_2e_a1_20_odstęp">W rdzennie maryjskich wyrazach spółgłoska d, a w zapożyczeniach spółgłoski b, d, g i v są wymawiane dźwięcznie przed samogłoską, ale bezdźwięcznie przed spółgłoską i na końcu wyrazu.</text:p>
      <text:p text:style-name="_2e_a1_20_odstęp">kid̥ — kid̥šə — kidəm,</text:p>
      <text:p text:style-name="_2e_a1_20_odstęp">blog̊ — blog̊šə — blogəm.</text:p>
      <text:p text:style-name="_2e_a1_20_odstęp">Przyrostki, poimki, spójniki i partykuły na d i g wymawia się przez d̥ i g̊, jeśli następują po spółgłosce zwartej, zwarto-szczelinowej lub szczelinowej.</text:p>
      <text:p text:style-name="_2e_a1_20_odstęp">-dəmə: joćadəmə — mućašd̥əmə,</text:p>
      <text:p text:style-name="_2e_a1_20_odstęp">gəć: el gəć — pört g̊əć.</text:p>
      <text:h text:style-name="_2e_t1" text:outline-level="1">Nazwy czasów</text:h>
      <text:p text:style-name="_2e_a1_20_odstęp">Poniżej 1. os. lp. czasownika tolaš (am) ‘przyjść’ w siedmiu czasach trybu oznajmującego.</text:p>
      <text:p text:style-name="_2e_a1_20_odstęp">Saarinen S., Mari, [w:] The Oxford guide to the Uralic languages, ed. M. Bakró-Nagy, J. Laakso, E. Skribnik, 2022.</text:p>
      <text:p text:style-name="_2e_a1_20_odstęp">tolampresent</text:p>
      <text:p text:style-name="_2e_a1_20_odstęp">toľəmfirst past</text:p>
      <text:p text:style-name="_2e_a1_20_odstęp">tolənamsecond past</text:p>
      <text:p text:style-name="_2e_a1_20_odstęp"><text:soft-page-break/>tolam əľəfirst periphrastic imperfect</text:p>
      <text:p text:style-name="_2e_a1_20_odstęp">tolam ulmašsecond periphrastic imperfect</text:p>
      <text:p text:style-name="_2e_a1_20_odstęp">tolənam əľəfirst periphrastic perfect</text:p>
      <text:p text:style-name="_2e_a1_20_odstęp">tolənam ulmašsecond periphrastic perfect</text:p>
      <text:p text:style-name="_2e_a1_20_odstęp">O czasie przyszłym Saarinen pisze „there is no future tense” i słowem nie wspomina, że jego funkcję pełni czas teraźniejszy.</text:p>
      <text:p text:style-name="_2e_a1_20_odstęp">Bradley J., Luutonen J., Mari, [w:] The Uralic languages, ed. D. Abondolo, R.-L. Valijärvi, 2023.</text:p>
      <text:p text:style-name="_2e_a1_20_odstęp">tolampresent/ non-past</text:p>
      <text:p text:style-name="_2e_a1_20_odstęp">toľəmsimple past 1</text:p>
      <text:p text:style-name="_2e_a1_20_odstęp">tolənamsimple past 2</text:p>
      <text:p text:style-name="_2e_a1_20_odstęp">tolam əľəcompound imperfect I</text:p>
      <text:p text:style-name="_2e_a1_20_odstęp">tolam ulmašcompound imperfect II</text:p>
      <text:p text:style-name="_2e_a1_20_odstęp">tolənam əľəcompound perfect I</text:p>
      <text:p text:style-name="_2e_a1_20_odstęp">tolənam ulmašcompound perfect II</text:p>
      <text:p text:style-name="_2e_a1_20_odstęp">Pisząc o języku maryjskim po polsku, czyli w języku, w którym w ogóle niewiele o Maryjczykach się pisze, napotyka się tu i ówdzie problemy natury terminologicznej. Jak bowiem opisać zjawiska językowe, której dotąd opisywane były w polskim językoznawstwie sporadycznie, jeśli w ogóle?</text:p>
      <text:p text:style-name="_2e_a1_20_odstęp">Martin Haspelmath we wstępie do swojej gramatyki języka lezgińskiego (A grammar of Lezgian, 1993) objaśnił, że odszedł od nieprzejrzystej tradycyjnej terminologii gramatycznej używanej przez sowieckich autorów, jak „piąty elatiwus” czy „czas przeszły 3”, na rzecz terminów z ułatwiającą zapamiętanie zawartości opisową</text:p>
      <text:p text:style-name="_2e_a1_20_odstęp">Inną cechą, która przyczynia się do tego, że niniejsza gramatyka jest przyjazna dla czytelników, jest unikanie nieprzejrzystych etykiet kategorii gramatycznych, takich jak „piąty elatiwus” czy „czas przeszły 3”. Zamiast tego zastosowano etykiety gramatyczne z ułatwiającą zapamiętanie zawartością opisową, takie jak „superelatiwus”, czy „czas przeszły dokonany”.</text:p>
      <text:p text:style-name="_2e_a1_20_odstęp">Herneh kapustanke</text:p>
      <text:p text:style-name="_2e_a1_20_odstęp"><text:soft-page-break/>Jak najwięcej zwykłych akapitów i ciągłego tekstu. Tabele — tylko dla informacji wymagających dwóch wymiarów.</text:p>
      <text:h text:style-name="_2e_t1" text:outline-level="1">Transkrypcja i wymowa</text:h>
      <text:p text:style-name="_2e_a3_20_wysunięcie">Аа [a] — А wymawia się jak pol. ‹a›: ача ‘ojciec’, кава ‘niebo’.</text:p>
      <text:p text:style-name="_2e_a3_20_wysunięcie">Бб [b] — Б wymawia się jak pol. ‹b›: оҥамбал ‘półka’.</text:p>
      <text:p text:style-name="_2e_a3_20_wysunięcie">Вв [v] — В wymawia się jak pol. ‹w›: вуй ‘głowa’, ава ‘matka’.</text:p>
      <text:p text:style-name="_2e_a3_20_wysunięcie">Гг [g] — Г wymawia się jak pol. ‹g›: кугу ‘duży’, йыҥгыр ‘dzwonek’.</text:p>
      <text:p text:style-name="_2e_a3_20_wysunięcie">Дд [d] — Д wymawia się jak pol. ‹d›: лудаш ‘czytać’, кундем ‘region’.</text:p>
      <text:p text:style-name="_2e_a3_20_wysunięcie">Ее [e/ je] — Е na początku wyrazu, po samogłosce i po ъ wymawia się jak pol. ‹je›: ер ‘jezioro’, каен ‘poszedł’, лумъеҥ ‘bałwan’. W pozostałych pozycjach wymawia się jak pol. ‹e›: пеш ‘bardzo’.</text:p>
      <text:p text:style-name="_2e_a3_20_wysunięcie">Жж [ž] — Ж wymawia się jak pol. ‹ż›: жап ‘czas’, кужу ‘długi’.</text:p>
      <text:p text:style-name="_2e_a3_20_wysunięcie">Зз [z] — З wymawia się jak pol. ‹z›: иза ‘starszy brat’, таза ‘zdrowy’. Przed и zawsze twardo, jak w pol. ‹Zimbabwe›: изи ‘mały’.</text:p>
      <text:p text:style-name="_2e_a3_20_wysunięcie">Ии [i] — И wymawia się jak pol. ‹i›: ир ‘dziki’, изи ‘mały’.</text:p>
      <text:p text:style-name="_2e_a3_20_wysunięcie">Йй [j] — Й wymawia się jak pol. ‹j›: йӱк ‘głos, dźwięk’, мый ‘ja’.</text:p>
      <text:p text:style-name="_2e_a3_20_wysunięcie">Кк [k] — К wymawia się jak pol. ‹k›: ик ‘jeden’, кок ‘dwa’.</text:p>
      <text:p text:style-name="_2e_a3_20_wysunięcie">Лл [l/ ľ] — Л przed ь, ю i я jest wymawiane miękko, jak ‹gli› we wł. ‹figlio›: вольык ‘bydło’, лювык ‘brudny, niechlujny’, коля ‘mysz’. Na końcu wyrazu oraz przed pozostałymi literami z wyjątkiem е i и jest wymawiane twardo, jak pol. ‹l›: кол ‘ryba’, лум ‘śnieg’, олма ‘jabłko’. Przed е i и jest wymawiane twardo lub miękko w zależności od wyrazu.</text:p>
      <text:p text:style-name="_2e_a3_20_wysunięcie">Мм [m] — М wymawia się jak pol. ‹m›: мо ‘co?’, эм ‘lekarstwo’.</text:p>
      <text:p text:style-name="_2e_a3_20_wysunięcie">Нн [n/ ń] — Н przed ь, ю i я jest wymawiane miękko, jak pol. ‹ń›: тӱньык ‘komin’, нюстык ‘ponury’, арня ‘tydzień’. Na końcu wyrazu oraz przed pozostałymi literami z wyjątkiem е i и jest wymawiane twardo, jak pol. ‹n›: кӧн ‘czyj?’, нунылан ‘dla nich’. Przed е i и jest wymawiane twardo lub miękko w zależności od wyrazu.</text:p>
      <text:p text:style-name="_2e_a3_20_wysunięcie">Ҥҥ [ŋ] — Ҥ wymawia się jak ‹n› w pol. ‹bank› lub jak ‹ng› w ang. ‹king›: еҥ ‘człowiek’, саҥга ‘czoło’, оҥа ‘deska’.</text:p>
      <text:p text:style-name="_2e_a3_20_wysunięcie">Оо [o] — О wymawia się jak pol. ‹o›: мотор ‘ładny’, ошпоч ‘orzeł bielik’.</text:p>
      <text:p text:style-name="_2e_a3_20_wysunięcie">Ӧӧ [ö] — Ӧ wymawia się jak w niem. ‹schön› lub fr. ‹fleur›: ӧртньӧр ‘siodło’, тӧр ‘płaski, równy’.</text:p>
      <text:p text:style-name="_2e_a3_20_wysunięcie">Пп [p] — П wymawia się jak pol. ‹p›: пу ‘drewno’, ӱп ‘włosy’.</text:p>
      <text:p text:style-name="_2e_a3_20_wysunięcie">Рр [r] — Р wymawia się jak pol. ‹r›: руш ‘Rosjanin’, яра ‘pusty’, пор ‘kreda’.</text:p>
      <text:p text:style-name="_2e_a3_20_wysunięcie"><text:soft-page-break/>Сс [s] — С wymawia się jak pol. ‹s›: сӧсна ‘świnia’, кас ‘wieczór’. Przed и zawsze twardo, jak w pol. ‹Singapur›: ситаш ‘wystarczyć’.</text:p>
      <text:p text:style-name="_2e_a3_20_wysunięcie">Тт [t] — Т wymawia się jak pol. ‹t›: тул ‘ogień’, иктат ‘żaden, ani jeden’.</text:p>
      <text:p text:style-name="_2e_a3_20_wysunięcie">Уу [u] — У wymawia się jak pol ‹u›: мут ‘słowo’, кугу ‘duży’.</text:p>
      <text:p text:style-name="_2e_a3_20_wysunięcie">Ӱӱ [ü] — Ӱ wymawia się jak w niem. ‹über› lub fr. ‹sûr›: ӱй ‘masło’, кӱтӱ ‘stado’.</text:p>
      <text:p text:style-name="_2e_a3_20_wysunięcie">Чч [ć] — Ч wymawia się jak pol. ‹ć›: чӱчӱ ‘wujek’, поч ‘ogon’.</text:p>
      <text:p text:style-name="_2e_a3_20_wysunięcie">Шш [š] — Ш wymawia się jak pol. ‹sz›: шӱшпык ‘słowik’, шупшаш ‘ciągnąć’.</text:p>
      <text:p text:style-name="_2e_a3_20_wysunięcie">Ъъ (twardy znak) — Ъ pisze się w wyrazach złożonych, w których pierwszy element kończy się twardą spółgłoską, a drugi zaczyna od е, ю lub я: йыръюж ‘atmosfera’, лумъеҥ ‘bałwan’, оргъянда ‘pleksiglas’.</text:p>
      <text:p text:style-name="_2e_a3_20_wysunięcie">Ыы [ə] — Ы oznacza zredukowaną, centralną samogłoskę, jak ‹a› w ang. ‹ago› czy ‹comma›: ыр ‘kopiejka’, эрыкдымылык ‘niewola’.</text:p>
      <text:p text:style-name="_2e_a3_20_wysunięcie">Ьь (miękki znak) — Ь wskazuje miękką wymowę liter л i н na końcu wyrazu lub przed literami innymi niż е, и, ю i я: мугыль ‘pogardliwie’, мыскынь ‘nieszczęsny’, вольык ‘bydło’, тӱньык ‘komin’.</text:p>
      <text:p text:style-name="_2e_a3_20_wysunięcie">Ээ [e] — Э wymawia się jak pol ‹e›: эр ‘poranek’, куэ ‘brzoza’.</text:p>
      <text:p text:style-name="_2e_a3_20_wysunięcie">Юю [ju/ u] — Ю na początku wyrazu, po samogłosce i po ъ wymawia się jak pol. ‹ju›: Юл ‘Wołga’, омыю ‘senność’, йыръюж ‘atmosfera’. W pozostałych pozycjach wymawia się jak pol. ‹u›: нюстык ‘ponury’.</text:p>
      <text:p text:style-name="_2e_a3_20_wysunięcie">Яя [ja/ a] — Я na początku wyrazu, po samogłosce i po ъ wymawia się jak pol. ‹ja›: яндар ‘czysty’, ияш ‘pływać’, вӱдъяжга ‘trzcina’. W pozostałych pozycjach wymawia się jak pol. ‹a›: тӱня ‘świat’.</text:p>
      <text:h text:style-name="_2e_t1" text:outline-level="1">Poczekalnia</text:h>
      <text:p text:style-name="_2e_a1_20_odstęp">Alfabet maryjski i zarys wymowy</text:p>
      <text:p text:style-name="_2e_a1_20_odstęp">Klasyfikacja spółgłosek pod względem miejsca artykulacji:</text:p>
      <text:p text:style-name="_2e_a1_20_odstęp">spółgłoski wargowe: p b m v.</text:p>
      <text:p text:style-name="_2e_a1_20_odstęp">spółgłoski dwuwargowe: p b m.</text:p>
      <text:p text:style-name="_2e_a1_20_odstęp">spółgłoska wargowo-zębowa: v.</text:p>
      <text:p text:style-name="_2e_a1_20_odstęp">spółgłoski przedniojęzykowe: t d s z n r l š ž.</text:p>
      <text:p text:style-name="_2e_a1_20_odstęp">spółgłoski zębowe: t d s z n r l.</text:p>
      <text:p text:style-name="_2e_a1_20_odstęp"><text:soft-page-break/>spółgłoski dziąsłowe: š ž.</text:p>
      <text:p text:style-name="_2e_a1_20_odstęp">spółgłoski środkowojęzykowe: ć ń ľ.</text:p>
      <text:p text:style-name="_2e_a1_20_odstęp">spółgłoski tylnojęzykowe: k g ŋ.</text:p>
      <text:p text:style-name="_2e_a1_20_odstęp">Redukcja samogłosek (!)</text:p>
      <text:p text:style-name="_2e_a1_20_odstęp">Harmonia wokaliczna</text:p>
      <text:p text:style-name="_2e_a1_20_odstęp">Harmonia wokaliczna (samogłoskowa) to zjawisko fonetyczne polegające na tym, że poszczególne wyrazy składają się z samogłosek podobnych do siebie pod względem wybranych cech artykulacyjnych.</text:p>
      <text:p text:style-name="_2e_a1_20_odstęp">[…]</text:p>
      <text:p text:style-name="_2e_a1_20_odstęp">Poniżej podsumowanie podziału samogłosek pod kątem harmonii wokalicznej oraz wyboru samogłoski w przyrostkach:</text:p>
      <text:p text:style-name="_2e_a1_20_odstęp">[i e ə a] → е</text:p>
      <text:p text:style-name="_2e_a1_20_odstęp">[u o] → о</text:p>
      <text:p text:style-name="_2e_a1_20_odstęp">[ü ö] → ӧ</text:p>
      <text:p text:style-name="_2e_a1_20_odstęp">Nierosyjskie litery w grażdańskich alfabetach wybranych języków Europy</text:p>
      <text:p text:style-name="_2e_a1_20_odstęp">Alfabet rosyjski: а б в г д е ё ж з и й к л м н о п р с т у ф х ц ч ш щ ъ ы ь э ю я.</text:p>
      <text:p text:style-name="_2e_a1_20_odstęp">mrj</text:p>
      <text:p text:style-name="_2e_a1_20_odstęp">maryjski górski</text:p>
      <text:p text:style-name="_2e_a1_20_odstęp">ӓ ӧ ӱ ӹ</text:p>
      <text:p text:style-name="_2e_a1_20_odstęp">mhr</text:p>
      <text:p text:style-name="_2e_a1_20_odstęp">maryjski łąkowy</text:p>
      <text:p text:style-name="_2e_a1_20_odstęp">ҥ ӧ ӱ</text:p>
      <text:p text:style-name="_2e_a1_20_odstęp">udm</text:p>
      <text:p text:style-name="_2e_a1_20_odstęp">udmurcki</text:p>
      <text:p text:style-name="_2e_a1_20_odstęp">ӝ ӟ ӥ ӧ ӵ</text:p>
      <text:p text:style-name="_2e_a1_20_odstęp">kom</text:p>
      <text:p text:style-name="_2e_a1_20_odstęp">komi</text:p>
      <text:p text:style-name="_2e_a1_20_odstęp"><text:soft-page-break/>і ӧ</text:p>
      <text:p text:style-name="_2e_a1_20_odstęp">chv</text:p>
      <text:p text:style-name="_2e_a1_20_odstęp">czuwaski</text:p>
      <text:p text:style-name="_2e_a1_20_odstęp">ӑ ӗ ҫ ӳ</text:p>
      <text:p text:style-name="_2e_a1_20_odstęp">tat</text:p>
      <text:p text:style-name="_2e_a1_20_odstęp">tatarski</text:p>
      <text:p text:style-name="_2e_a1_20_odstęp">ә җ ң ө ү һ</text:p>
      <text:p text:style-name="_2e_a1_20_odstęp">xal</text:p>
      <text:p text:style-name="_2e_a1_20_odstęp">kałmucki</text:p>
      <text:p text:style-name="_2e_a1_20_odstęp">bak</text:p>
      <text:p text:style-name="_2e_a1_20_odstęp">baszkirski</text:p>
      <text:p text:style-name="_2e_a1_20_odstęp">ғ ҙ ҡ ң ө ҫ ү һ ә</text:p>
      <text:p text:style-name="_2e_a1_20_odstęp">bel</text:p>
      <text:p text:style-name="_2e_a1_20_odstęp">białoruski</text:p>
      <text:p text:style-name="_2e_a1_20_odstęp">і ў</text:p>
      <text:p text:style-name="_2e_a1_20_odstęp">ukr</text:p>
      <text:p text:style-name="_2e_a1_20_odstęp">ukraiński</text:p>
      <text:p text:style-name="_2e_a1_20_odstęp">ґ є і ї</text:p>
      <text:p text:style-name="_2e_a1_20_odstęp">bos</text:p>
      <text:p text:style-name="_2e_a1_20_odstęp">bośniacki</text:p>
      <text:p text:style-name="_2e_a1_20_odstęp">ђ ј љ њ ћ џ</text:p>
      <text:p text:style-name="_2e_a1_20_odstęp">srp</text:p>
      <text:p text:style-name="_2e_a1_20_odstęp">serbski</text:p>
      <text:p text:style-name="_2e_a1_20_odstęp">cnr</text:p>
      <text:p text:style-name="_2e_a1_20_odstęp">czarnogórski</text:p>
      <text:p text:style-name="_2e_a1_20_odstęp">ђ з́ ј љ њ с́ ћ џ</text:p>
      <text:p text:style-name="_2e_a1_20_odstęp"><text:soft-page-break/>mkd</text:p>
      <text:p text:style-name="_2e_a1_20_odstęp">macedoński</text:p>
      <text:p text:style-name="_2e_a1_20_odstęp">ѓ ѕ ј љ њ ќ џ</text:p>
      <text:p text:style-name="_2e_a1_20_odstęp">Wszystkie: ӑ ӓ ә ѓ ґ ғ ђ ҙ ӗ є ӝ җ з́ ӟ ѕ ӥ і ї ј ќ ҡ љ ң ҥ њ ӧ ө с́ ҫ ћ ў ӱ ӳ ү һ ӵ џ ӹ. Języki zyriański i permiacki mają takie same alfabety, stąd w tabeli makrojęzyk komi. Języki erzjański, mokszański i bułgarski mają takie same alfabety jak rosyjski.</text:p>
      <text:p text:style-name="_2e_a1_20_odstęp">Тугеже […] мыланем его высокопревосходительствылан возаш верештеш. [Wygodska 117] ‘W takim razie […] będę musiał napisać do jego wysokiej ekscelencji.’</text:p>
      <text:p text:style-name="_2e_a1_20_odstęp">тугеже ‘więc, zatem, w takim razie’.</text:p>
      <text:p text:style-name="_2e_a1_20_odstęp">мыланем cel. od мый ‘ja’.</text:p>
      <text:p text:style-name="_2e_a1_20_odstęp">его высокопревосходительствылан cel. od его высокопревосходительство ‘jego wysoka ekscelencja’. Высокопревосходительствылан to najdłuższy wyraz w przygotowanym dla serwisu Yandex Translate korpusie równoległym zawierającym ponad 370 tysięcy maryjsko-rosyjskich par zdań.</text:p>
      <text:p text:style-name="_2e_a1_20_odstęp">возаш (ем) ‘pisać’.</text:p>
      <text:p text:style-name="_2e_a1_20_odstęp">верештеш 3. os. lp. od верешташ (ам) ‘dostać się, znaleźć się, natknąć się’. Forma 3. os. lp. jest używana w konstrukcjach ‘(komuś) trzeba (zrobić), (ktoś) musi (zrobić)’.</text:p>
      <text:p text:style-name="_2e_a1_20_odstęp">Высокопревосходительствылан to najdłuższy wyraz w przygotowanym dla serwisu Yandex Translate korpusie równoległym zawierającym ponad 370 tysięcy maryjsko-rosyjskich par zdań. Wyraz pochodzi z maryjskiego tłumaczenia książki Emmy Wygodskiej pt. Пламя гнева (mar. Шыде тул, pol. ‘płomień gniewu’), a konkretnie ze zdania: тугеже […] мыланем его высокопревосходительствылан возаш верештеш ‘w takim razie […] będę musiał napisać do jego wysokiej ekscelencji’.</text:p>
      <text:p text:style-name="_2e_a1_20_odstęp">Закондымылыкыштлан нунылан тӱлалтеш. ‘Za ich nieprawość będzie im zapłacone.’</text:p>
      <text:p text:style-name="_2e_a1_20_odstęp">zakon ‘prawo, reguła’</text:p>
      <text:p text:style-name="_2e_a1_20_odstęp">zakon-dəmə ‘bezprawny’</text:p>
      <text:p text:style-name="_2e_a1_20_odstęp">zakon-dəmə-lək ‘nieprawość, bezprawie’</text:p>
      <text:p text:style-name="_2e_a1_20_odstęp">zakon-dəmə-lək-əšt ‘ich nieprawość’</text:p>
      <text:p text:style-name="_2e_a1_20_odstęp">zakon-dəmə-lək-əšt-lan ‘za ich nieprawość’</text:p>
      <text:p text:style-name="_2e_a1_20_odstęp"><text:soft-page-break/>Zakondəmələkəštlan to najdłuższy wyraz w maryjskim Nowym Testamencie. Jest częścią zdania z Drugiego Listu św. Piotra (2,13): zakondəmələkəštlan nunəlan tülalteš ‘za ich nieprawość będzie im zapłacone’.</text:p>
      <text:p text:style-name="_2e_a1_20_odstęp">Inną ciekawostką z tego zdania jest podwójny celownik (z przyrostkiem лан):</text:p>
      <text:p text:style-name="_2e_a1_20_odstęp">закондымылыкышт ‘ich nieprawość’</text:p>
      <text:p text:style-name="_2e_a1_20_odstęp">закондымылыкышт-лан ‘za ich nieprawość’</text:p>
      <text:p text:style-name="_2e_a1_20_odstęp">нуно ‘oni’</text:p>
      <text:p text:style-name="_2e_a1_20_odstęp">нуны-лан ‘im, dla nich’</text:p>
      <text:p text:style-name="_2e_a1_20_odstęp">Czasowniki takie jak тӱлаш ‘płacić’ i тӱлалташ ‘być płaconym’ łączą się z dwoma celownikami, żeby pokazać, komu i za co się płaci.</text:p>
      <text:p text:style-name="_2e_a1_20_odstęp">Мыйын шылтен кийыктымем теве, тудо пеш тыглай ой: ик шӱм гына пӱсын ужеш. Шинча дене эн тӱҥжым ужын от шукто.</text:p>
      <text:p text:style-name="_2e_a1_20_odstęp">Теве мӹньӹн икмахатем, тӹдӹ пиш проста: йӓнг доно веле яжон ужаш лиэш. Сек керӓл сӹнзӓлӓн ак кай.</text:p>
      <text:p text:style-name="_2e_a1_20_odstęp">Ӱҥгын ӱмыржӧ айдемын нарак, тудо кокла шот дене шымле ий ила. Ӱҥгӧ ‘puchacz’ to najkrótszy wyraz zawierający wszystkie trzy charakterystyczne dla języka maryjskiego litery alfabetu: ҥ, ӧ, ӱ.</text:p>
      <text:p text:style-name="_2e_a1_20_odstęp">Źródła</text:p>
      <text:p text:style-name="_2e_a1_20_odstęp">Wasiljew = Васильев В.Н., Русско-марийский разговорник, 2004.</text:p>
      <text:p text:style-name="_2e_a1_20_odstęp">Wygodska = Выгодская Э., Шыде тул, кус. А.С. Смирнов, 1954.</text:p>
      <text:p text:style-name="_2e_a1_20_odstęp">ODSŁOWNIK</text:p>
      <text:p text:style-name="_2e_a1_20_odstęp">ODSŁOWNIK (odsłownik twierdzący) ma przyrostek ‑маш/ ‑ымаш.</text:p>
      <text:p text:style-name="_2e_a1_20_odstęp">„am”„em”</text:p>
      <text:p text:style-name="_2e_a1_20_odstęp">odsł.‑маш‑ымаш</text:p>
      <text:p text:style-name="_2e_a1_20_odstęp">Czasowniki</text:p>
      <text:p text:style-name="_2e_a1_20_odstęp">Tryb oznajmujący: czas teraźniejszy</text:p>
      <text:p text:style-name="_2e_a1_20_odstęp">Czas teraźniejszy to właściwie czas teraźniejszo-przyszły.</text:p>
      <text:p text:style-name="_2e_a1_20_odstęp">„am”„em”</text:p>
      <text:p text:style-name="_2e_a1_20_odstęp"><text:soft-page-break/>1. os. lp.‑ам‑ем</text:p>
      <text:p text:style-name="_2e_a1_20_odstęp">2. os.‑ат‑ет</text:p>
      <text:p text:style-name="_2e_a1_20_odstęp">3. os.‑еш‑а</text:p>
      <text:p text:style-name="_2e_a1_20_odstęp">1. os. lm.‑ына‑ена</text:p>
      <text:p text:style-name="_2e_a1_20_odstęp">2. os.‑ыда‑еда</text:p>
      <text:p text:style-name="_2e_a1_20_odstęp">3. os.‑ыт‑ат</text:p>
      <text:p text:style-name="_2e_a1_20_odstęp">Poniżej przykłady odmiany bardzo regularnych czasowników:</text:p>
      <text:p text:style-name="_2e_a1_20_odstęp">ужаш (ам) ‘widzieć’: ужам, ужат, ужеш, ужына, ужыда, ужыт.</text:p>
      <text:p text:style-name="_2e_a1_20_odstęp">ончаш (ем) ‘patrzeć’: ончем, ончет, онча, ончена, ончеда, ончат.</text:p>
      <text:p text:style-name="_2e_a1_20_odstęp">Tryb oznajmujący: czas przeszły prosty I</text:p>
      <text:p text:style-name="_2e_a1_20_odstęp">„am”„em”</text:p>
      <text:p text:style-name="_2e_a1_20_odstęp">1. os. lp.‑ым‑ышым</text:p>
      <text:p text:style-name="_2e_a1_20_odstęp">2. os.‑ыч‑ышыч</text:p>
      <text:p text:style-name="_2e_a1_20_odstęp">3. os.‑Е‑ыш</text:p>
      <text:p text:style-name="_2e_a1_20_odstęp">1. os. lm.‑на‑ышна</text:p>
      <text:p text:style-name="_2e_a1_20_odstęp">2. os.‑да‑ышда</text:p>
      <text:p text:style-name="_2e_a1_20_odstęp">3. os.‑ыч‑ышт</text:p>
      <text:p text:style-name="_2e_a1_20_odstęp">Koncówki ‑на i ‑да w formach 1. i 2. os. lm. (obu koniugacji) mogą być akcentowane lub nie.</text:p>
      <text:p text:style-name="_2e_a1_20_odstęp">Poniżej przykłady odmiany bardzo regularnych czasowników:</text:p>
      <text:p text:style-name="_2e_a1_20_odstęp">лудаш (ам) ‘czytać’: лудым, лудыч, лудо, лудна, лудда, лудыч.</text:p>
      <text:p text:style-name="_2e_a1_20_odstęp">возаш (ем) ‘pisać’: возышым, возышыч, возыш, возышна, возышда, возышт.</text:p>
      <text:p text:style-name="_2e_a1_20_odstęp">Tryb oznajmujący: czas przeszły prosty II</text:p>
      <text:p text:style-name="_2e_a1_20_odstęp">Przyrostki tradycyjnych form analitycznych:</text:p>
      <text:p text:style-name="_2e_a1_20_odstęp">„am”„em”</text:p>
      <text:p text:style-name="_2e_a1_20_odstęp">1. os. lp.‑ын улам‑ен улам</text:p>
      <text:p text:style-name="_2e_a1_20_odstęp"><text:soft-page-break/>2. os.‑ын улат‑ен улат</text:p>
      <text:p text:style-name="_2e_a1_20_odstęp">3. os.‑ын‑ен</text:p>
      <text:p text:style-name="_2e_a1_20_odstęp">1. os. lm.‑ын улына‑ен улына</text:p>
      <text:p text:style-name="_2e_a1_20_odstęp">2. os.‑ын улыда‑ен улыда</text:p>
      <text:p text:style-name="_2e_a1_20_odstęp">3. os.‑ын улыт‑ен улыт</text:p>
      <text:p text:style-name="_2e_a1_20_odstęp">Przyrostki form syntetycznych:</text:p>
      <text:p text:style-name="_2e_a1_20_odstęp">„am”„em”</text:p>
      <text:p text:style-name="_2e_a1_20_odstęp">1. os. lp.‑ынам‑енам</text:p>
      <text:p text:style-name="_2e_a1_20_odstęp">2. os.‑ынат‑енат</text:p>
      <text:p text:style-name="_2e_a1_20_odstęp">3. os.‑ын‑ен</text:p>
      <text:p text:style-name="_2e_a1_20_odstęp">1. os. lm.‑ынна‑енна</text:p>
      <text:p text:style-name="_2e_a1_20_odstęp">2. os.‑ында‑енда</text:p>
      <text:p text:style-name="_2e_a1_20_odstęp">3. os.‑ыныт‑еныт</text:p>
      <text:p text:style-name="_2e_a1_20_odstęp">Poniżej syntetyczne formy bardzo regularnych czasowników:</text:p>
      <text:p text:style-name="_2e_a1_20_odstęp">шочаш (ам) ‘urodzić się’: шочынам, шочынат, шочын, шочынна, шочында, шочыныт.</text:p>
      <text:p text:style-name="_2e_a1_20_odstęp">колаш (ем) ‘umrzeć’: коленам, коленат, колен, коленна, коленда, коленыт.</text:p>
      <text:p text:style-name="_2e_a1_20_odstęp">Tryb chcący: czas teraźniejszy</text:p>
      <text:p text:style-name="_2e_a1_20_odstęp">„am”„em”</text:p>
      <text:p text:style-name="_2e_a1_20_odstęp">1. os. lp.‑нем‑ынем</text:p>
      <text:p text:style-name="_2e_a1_20_odstęp">2. os.‑нет‑ынет</text:p>
      <text:p text:style-name="_2e_a1_20_odstęp">3. os.‑неже‑ынеже</text:p>
      <text:p text:style-name="_2e_a1_20_odstęp">1. os. lm.‑нена‑ынена</text:p>
      <text:p text:style-name="_2e_a1_20_odstęp">2. os.‑неда‑ынеда</text:p>
      <text:p text:style-name="_2e_a1_20_odstęp">3. os.‑нешт‑ынешт</text:p>
      <text:p text:style-name="_2e_a1_20_odstęp">Tryb rozkazujący</text:p>
      <text:p text:style-name="_2e_a1_20_odstęp"><text:soft-page-break/>„am”„em”</text:p>
      <text:p text:style-name="_2e_a1_20_odstęp">1. os. lp.——</text:p>
      <text:p text:style-name="_2e_a1_20_odstęp">2. os.(jak to nazwać?)‑Е</text:p>
      <text:p text:style-name="_2e_a1_20_odstęp">3. os.‑шЕ/ ‑жЕ‑ыжЕ</text:p>
      <text:p text:style-name="_2e_a1_20_odstęp">1. os. lm.(‑ына)(‑ена)</text:p>
      <text:p text:style-name="_2e_a1_20_odstęp">2. os.‑са/ ‑за‑ыза</text:p>
      <text:p text:style-name="_2e_a1_20_odstęp">3. os.‑ышт‑ышт</text:p>
      <text:p text:style-name="_2e_a1_20_odstęp">W 1. os. lm. używa się form trybu oznajmującego, np. лудына ‘czytamy; czytajmy’, возена ‘piszemy; piszmy’. Przyrostki ‑са/ ‑за w formach 2. os. lm. (obu koniugacji) są niekacentowane.</text:p>
      <text:p text:style-name="_2e_a1_20_odstęp">Dopełniacz</text:p>
      <text:p text:style-name="_2e_a1_20_odstęp">Przyrostkiem dopełniacza jest ‑н/ ‑ын.</text:p>
      <text:p text:style-name="_2e_a1_20_odstęp">mian.dop.</text:p>
      <text:p text:style-name="_2e_a1_20_odstęp">ача ‘ojciec’ачан</text:p>
      <text:p text:style-name="_2e_a1_20_odstęp">эрге ‘syn’эргын</text:p>
      <text:p text:style-name="_2e_a1_20_odstęp">чӱчӱ ‘wujek’чӱчӱн</text:p>
      <text:p text:style-name="_2e_a1_20_odstęp">ӱдыр ‘córka’ӱдырын</text:p>
      <text:p text:style-name="_2e_a1_20_odstęp">Celownik</text:p>
      <text:p text:style-name="_2e_a1_20_odstęp">Przyrostkiem celownika jest ‑лан.</text:p>
      <text:p text:style-name="_2e_a1_20_odstęp">mian.cel.</text:p>
      <text:p text:style-name="_2e_a1_20_odstęp">ача ‘ojciec’ачалан</text:p>
      <text:p text:style-name="_2e_a1_20_odstęp">эрге ‘syn’эргылан</text:p>
      <text:p text:style-name="_2e_a1_20_odstęp">чӱчӱ ‘wujek’чӱчӱлан</text:p>
      <text:p text:style-name="_2e_a1_20_odstęp">ӱдыр ‘córka’ӱдырлан</text:p>
      <text:p text:style-name="_2e_a1_20_odstęp">Przyrostek ‑лан może być akcentowany lub nie; w tym drugim przypadku akcent pada na tę samą sylabę co w mianowniku.</text:p>
      <text:p text:style-name="_2e_a1_20_odstęp">Inessiwus</text:p>
      <text:p text:style-name="_2e_a1_20_odstęp"><text:soft-page-break/>Przyrostkiem inessiwu jest ‑штЕ/ ‑ыштЕ.</text:p>
      <text:p text:style-name="_2e_a1_20_odstęp">mian.iness.</text:p>
      <text:p text:style-name="_2e_a1_20_odstęp">ола ‘miasto’олаште</text:p>
      <text:p text:style-name="_2e_a1_20_odstęp">корно ‘droga’корнышто</text:p>
      <text:p text:style-name="_2e_a1_20_odstęp">пасу ‘pole’пасушто</text:p>
      <text:p text:style-name="_2e_a1_20_odstęp">пӧрт ‘dom’пӧртыштӧ</text:p>
      <text:p text:style-name="_2e_a1_20_odstęp">Illatiwus</text:p>
      <text:p text:style-name="_2e_a1_20_odstęp">Przyrostkiem illatiwu jest ‑ш(кЕ)/ ‑ыш(кЕ).</text:p>
      <text:p text:style-name="_2e_a1_20_odstęp">mian.illat.</text:p>
      <text:p text:style-name="_2e_a1_20_odstęp">ола ‘miasto’олаш(ке)</text:p>
      <text:p text:style-name="_2e_a1_20_odstęp">корно ‘droga’корныш(ко)</text:p>
      <text:p text:style-name="_2e_a1_20_odstęp">пасу ‘pole’пасуш(ко)</text:p>
      <text:p text:style-name="_2e_a1_20_odstęp">пӧрт ‘dom’пӧртыш(кӧ)</text:p>
      <text:p text:style-name="_2e_a1_20_odstęp">Latiwus</text:p>
      <text:p text:style-name="_2e_a1_20_odstęp">Przyrostkiem latiwu jest ‑ш/ ‑еш/ ‑эш.</text:p>
      <text:p text:style-name="_2e_a1_20_odstęp">mian.lat.</text:p>
      <text:p text:style-name="_2e_a1_20_odstęp">ола ‘miasto’олаш</text:p>
      <text:p text:style-name="_2e_a1_20_odstęp">корно ‘droga’корнеш</text:p>
      <text:p text:style-name="_2e_a1_20_odstęp">пасу ‘pole’пасуэш</text:p>
      <text:p text:style-name="_2e_a1_20_odstęp">пӧрт ‘dom’пӧртеш</text:p>
      <text:p text:style-name="_2e_a1_20_odstęp">Rzeczowniki zakończone na [j] odmieniają się regularnie, ale należy zwrócić uwagę na pisownię, np. мӱй ‘miód’ : мӱеш.</text:p>
      <text:p text:style-name="_2e_a1_20_odstęp">Komitatiwus</text:p>
      <text:p text:style-name="_2e_a1_20_odstęp">Przyrostkiem komitatiwu jest ‑ге. Poniższe przykłady to maryjskie żeńskie imiona.</text:p>
      <text:p text:style-name="_2e_a1_20_odstęp">mian.kom.</text:p>
      <text:p text:style-name="_2e_a1_20_odstęp">ОняОняге</text:p>
      <text:p text:style-name="_2e_a1_20_odstęp"><text:soft-page-break/>ОшалгеОшалгыге</text:p>
      <text:p text:style-name="_2e_a1_20_odstęp">ОроптиОроптиге</text:p>
      <text:p text:style-name="_2e_a1_20_odstęp">ОшалякОшалякге</text:p>
      <text:p text:style-name="_2e_a1_20_odstęp">Przyrostek komitatiwu jest akcentowany.</text:p>
      <text:p text:style-name="_2e_a1_20_odstęp">Komparatiwus</text:p>
      <text:p text:style-name="_2e_a1_20_odstęp">Przyrostkiem komparatiwu jest ‑ла. Poniższe przykłady to maryjskie żeńskie imiona.</text:p>
      <text:p text:style-name="_2e_a1_20_odstęp">mian.komp.</text:p>
      <text:p text:style-name="_2e_a1_20_odstęp">ОняОняла</text:p>
      <text:p text:style-name="_2e_a1_20_odstęp">ОшалгеОшалгыла</text:p>
      <text:p text:style-name="_2e_a1_20_odstęp">ОроптиОроптила</text:p>
      <text:p text:style-name="_2e_a1_20_odstęp">ОшалякОшалякла</text:p>
      <text:p text:style-name="_2e_a1_20_odstęp">Przyrostek komparatiwu jest nieakcentowany, więc akcent pada na tę samą sylabę co w mianowniku.</text:p>
      <text:p text:style-name="_2e_a1_20_odstęp">Drachenfutter rn. ‘jedzenia dla smoka’. Od Drache rm. ‘smok’ i Futter rn. ‘pożywienie, karma’. W przenośni Drachenfutter oznacza upominek, np. kwiaty lub słodycze, dla bliskiej osoby, która się gniewa.</text:p>
      <text:h text:style-name="_2e_t1" text:outline-level="1">Słownictwo</text:h>
      <text:p text:style-name="_2e_a1_20_odstęp">Пешкыде ‘twardy’ i пушкыдо ‘miękki’ to para zaskakująco podobnych antonimów.</text:p>
      <text:h text:style-name="_2e_t1" text:outline-level="1">Cytaty</text:h>
      <text:p text:style-name="_2e_a1_20_odstęp">The clumsiest literal translation is a thousand times more useful than the prettiest paraphrase. — Vladimir Nabokov</text:p>
      <text:p text:style-name="_2e_a1_20_odstęp"><text:soft-page-break/>Es gibt keine schlechten schüler, es gibt nur miserable lernmethoden. — Sebastian Leitner</text:p>
      <text:p text:style-name="_2e_a1_20_odstęp">If learning a foreign language really is important to you, itʼs up to you to make time for it in your day. — John Fotheringham</text:p>
      <text:p text:style-name="_2e_a1_20_odstęp">If you know how to handle the verbs, you know how to handle the language. Everything else is just vocabulary. — Michel Thomas</text:p>
      <text:p text:style-name="_2e_a1_20_odstęp">No language is justly studied merely as an aid to other purposes. It will in fact better serve other purposes, philological or historical, when it is studied for love, for itself. — J.R.R. Tolkien</text:p>
      <text:p text:style-name="_2e_a1_20_odstęp">No man can be a good citizen if he is not at least in process of learning to speak the language of his fellow-citizens. — Theodore Roosevelt</text:p>
      <text:p text:style-name="_2e_a1_20_odstęp">No painting, no art, no photograph in the world can excite me as much as a printed page of text in a foreign language I canʼt read… yet. — Barry Farber</text:p>
      <text:p text:style-name="_2e_a1_20_odstęp">Self-education is, I firmly believe, the only kind of education there is. — Isaac Asimov</text:p>
      <text:p text:style-name="_2e_a1_20_odstęp">A year from now you will wish you had started today. — Karen Lamb</text:p>
      <text:h text:style-name="_2e_t1" text:outline-level="1">Najdłuższe słowa</text:h>
      <text:p text:style-name="_2e_a1_20_odstęp">W korpusie są trzy 20-literowe rodzime słowa:</text:p>
      <text:p text:style-name="_2e_a1_20_odstęp">лӱдыкшыдымылыкыштлан</text:p>
      <text:p text:style-name="_2e_a1_20_odstęp">соҥгырапочкалтышымат</text:p>
      <text:p text:style-name="_2e_a1_20_odstęp">тургыжландарымыланна</text:p>
      <text:p text:style-name="_2e_a1_20_odstęp">Słownictwo maryjskie</text:p>
      <text:p text:style-name="_2e_a1_20_odstęp">Кумытло ‘trój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IZ UDMincho Medium" svg:font-family="'BIZ UDMincho Medium'"/>
    <style:font-face style:name="Noto Serif Condensed" svg:font-family="'Noto Serif Condensed'" style:font-family-generic="roman"/>
    <style:font-face style:name="Noto Serif Condensed:sups" svg:font-family="'Noto Serif Condensed:sups'" style:font-adornments="Condense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erif Condensed" fo:font-size="10pt" fo:language="pl" fo:country="PL" style:letter-kerning="true" style:font-name-asian="BIZ UDMincho Medium" style:font-size-asian="10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ondensed" fo:font-size="10pt" fo:language="pl" fo:country="PL" style:letter-kerning="true" style:font-name-asian="BIZ UDMincho Medium" style:font-size-asian="10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erif Condensed" fo:font-family="'Noto Serif Condensed'" style:font-family-generic="roman" fo:font-size="10pt" style:font-name-asian="BIZ UDMincho Medium" style:font-family-asian="'BIZ UDMincho Medium'" style:font-size-asian="10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0pt" style:font-name-asian="BIZ UDMincho Medium" style:font-family-asian="'BIZ UDMincho Medium'" style:font-size-asian="10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style:font-size-asian="10pt" style:font-name-complex="Arial" style:font-family-complex="Arial" style:font-family-generic-complex="swiss"/>
    </style:style>
    <style:style style:name="_2e_a1_20_odstęp" style:display-name=".a1 odstęp" style:family="paragraph" style:parent-style-name="Standard" style:master-page-name="">
      <style:paragraph-properties fo:margin-top="0.25cm" fo:margin-bottom="0cm" style:contextual-spacing="false"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_2e_t1" style:display-name=".t1" style:family="paragraph" style:parent-style-name="Standard" style:next-style-name="_2e_a1_20_odstęp" style:default-outline-level="1" style:list-style-name="" style:master-page-name="">
      <style:paragraph-properties fo:margin-top="2cm" fo:margin-bottom="0cm" style:contextual-spacing="false" style:page-number="auto" fo:break-before="auto" fo:break-after="auto" fo:keep-with-next="always"/>
      <style:text-properties fo:font-size="12pt" fo:font-weight="bold"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e_a3_20_wysunięcie" style:display-name=".a3 wysunięcie" style:family="paragraph" style:parent-style-name="Standard" style:master-page-name="">
      <style:paragraph-properties fo:margin-left="0.499cm" fo:margin-right="0cm" fo:margin-top="0.25cm" fo:margin-bottom="0cm" style:contextual-spacing="true" fo:hyphenation-ladder-count="no-limit" fo:text-indent="-0.499cm" style:auto-text-indent="false" style:page-number="auto">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_2e_t1_20_autor" style:display-name=".t1 autor" style:family="paragraph" style:parent-style-name="Standard" style:next-style-name="_2e_a1_20_odstęp" style:master-page-name="">
      <style:paragraph-properties style:page-number="auto" fo:keep-with-next="always"/>
      <style:text-properties fo:font-style="italic" style:font-weight-asian="normal"/>
    </style:style>
    <style:style style:name="_2e_a2_20_wcięcie" style:display-name=".a2 wcięcie" style:family="paragraph" style:parent-style-name="Standard" style:master-page-name="">
      <style:paragraph-properties fo:margin-left="0cm" fo:margin-right="0cm" fo:margin-top="0.25cm" fo:margin-bottom="0cm" style:contextual-spacing="true" fo:hyphenation-ladder-count="no-limit" fo:text-indent="0.499cm" style:auto-text-indent="false" style:page-number="auto"/>
      <style:text-properties fo:hyphenate="true" fo:hyphenation-remain-char-count="2" fo:hyphenation-push-char-count="2" loext:hyphenation-no-caps="false" loext:hyphenation-no-last-word="false" loext:hyphenation-word-char-count="5" loext:hyphenation-zone="no-limit"/>
    </style:style>
    <style:style style:name="Footnote" style:family="paragraph" style:parent-style-name="Standard" style:class="extra" style:master-page-name="">
      <style:paragraph-properties fo:margin-left="0.499cm" fo:margin-right="0cm" fo:hyphenation-ladder-count="no-limit" fo:text-indent="-0.499cm" style:auto-text-indent="false" style:page-number="auto" text:number-lines="false" text:line-number="0">
        <style:tab-stops/>
      </style:paragraph-properties>
      <style:text-properties fo:font-size="10pt" style:font-size-asian="10pt" style:font-size-complex="10pt" fo:hyphenate="true" fo:hyphenation-remain-char-count="2" fo:hyphenation-push-char-count="2" loext:hyphenation-no-caps="false" loext:hyphenation-no-last-word="false" loext:hyphenation-word-char-count="5" loext:hyphenation-zone="no-limit"/>
    </style:style>
    <style:style style:name="_2e_tab1_20_lewo" style:display-name=".tab1 lewo" style:family="paragraph" style:parent-style-name="Standard"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Footnote_20_Symbol" style:display-name="Footnote Symbol" style:family="text"/>
    <style:style style:name="Footnote_20_anchor" style:display-name="Footnote anchor" style:family="text">
      <style:text-properties style:font-name="Noto Serif Condensed:sups" fo:font-family="'Noto Serif Condensed:sups'" style:font-style-name="Condensed" style:font-family-generic="roman" style:font-pitch="variable" style:font-weight-asian="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09T01:20:55.217000000</meta:creation-date>
    <meta:editing-duration>PT6H7M5S</meta:editing-duration>
    <meta:editing-cycles>68</meta:editing-cycles>
    <meta:generator>LibreOffice/7.5.9.2$Windows_x86 LibreOffice_project/cdeefe45c17511d326101eed8008ac4092f278a9</meta:generator>
    <dc:date>2025-08-15T00:27:31.456000000</dc:date>
    <meta:document-statistic meta:table-count="1" meta:image-count="0" meta:object-count="0" meta:page-count="48" meta:paragraph-count="1090" meta:word-count="8441" meta:character-count="53925" meta:non-whitespace-character-count="46497"/>
    <meta:template xlink:type="simple" xlink:actuate="onRequest" xlink:title="gent10" xlink:href="../../Downloads/LibreOfficePortable7/Data/settings/user/template/gent10.ott" meta:date="2025-08-09T01:20:51.342000000"/>
  </office:meta>
</office:document-meta>
</file>